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93930B1AE05AA246D6.png" manifest:media-type="image/png"/>
  <manifest:file-entry manifest:full-path="Pictures/100002010000025C000001B1A3680491D99011C2.png" manifest:media-type="image/png"/>
  <manifest:file-entry manifest:full-path="Pictures/10000201000003C60000029E51BF49CF9DE1A161.png" manifest:media-type="image/png"/>
  <manifest:file-entry manifest:full-path="Pictures/1000020100000256000001EBEACAEF5B3BFB7E58.png" manifest:media-type="image/png"/>
  <manifest:file-entry manifest:full-path="Pictures/10000201000002BF000000FA0B73EE495141B179.png" manifest:media-type="image/png"/>
  <manifest:file-entry manifest:full-path="Pictures/100002010000001300000012659230199A8D3406.png" manifest:media-type="image/png"/>
  <manifest:file-entry manifest:full-path="Pictures/10000201000001BB000001363D08DEBEE4FC6786.png" manifest:media-type="image/png"/>
  <manifest:file-entry manifest:full-path="Pictures/10000201000002D0000001A8DEA6E423C54F1BCC.png" manifest:media-type="image/png"/>
  <manifest:file-entry manifest:full-path="Pictures/100002000000002000000020DE3E8490DF0DAE50.png" manifest:media-type="image/png"/>
  <manifest:file-entry manifest:full-path="Pictures/100002010000033600000209060DBFBE5762C61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011000000116EC283963BAF3708.png" manifest:media-type="image/png"/>
  <manifest:file-entry manifest:full-path="Pictures/10000201000000120000000F33339D35D71E352C.png" manifest:media-type="image/png"/>
  <manifest:file-entry manifest:full-path="Pictures/10000201000002390000016F8D35A1952B60A3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2"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Text_20_Body_20_List_20_Intro">
      <style:text-properties officeooo:paragraph-rsid="00de9b52"/>
    </style:style>
    <style:style style:name="P6" style:family="paragraph" style:parent-style-name="Text_20_Body_20_List_20_Intro">
      <style:text-properties officeooo:paragraph-rsid="019a8fd3"/>
    </style:style>
    <style:style style:name="P7" style:family="paragraph" style:parent-style-name="Text_20_body">
      <style:text-properties officeooo:paragraph-rsid="00de9b52"/>
    </style:style>
    <style:style style:name="P8" style:family="paragraph" style:parent-style-name="Text_20_body">
      <style:text-properties officeooo:paragraph-rsid="0159f4db"/>
    </style:style>
    <style:style style:name="P9" style:family="paragraph" style:parent-style-name="Text_20_body">
      <style:text-properties officeooo:paragraph-rsid="015961d8"/>
    </style:style>
    <style:style style:name="P10" style:family="paragraph" style:parent-style-name="Text_20_body">
      <style:text-properties officeooo:paragraph-rsid="01010b88"/>
    </style:style>
    <style:style style:name="P11" style:family="paragraph" style:parent-style-name="Text_20_body">
      <style:text-properties officeooo:paragraph-rsid="00f72418"/>
    </style:style>
    <style:style style:name="P12" style:family="paragraph" style:parent-style-name="Text_20_body">
      <style:text-properties fo:language="en" fo:country="US" officeooo:rsid="001f0121" officeooo:paragraph-rsid="001f0121"/>
    </style:style>
    <style:style style:name="P13" style:family="paragraph" style:parent-style-name="Text_20_body">
      <style:text-properties fo:language="en" fo:country="US" officeooo:rsid="001f0121" officeooo:paragraph-rsid="00733b65"/>
    </style:style>
    <style:style style:name="P14" style:family="paragraph" style:parent-style-name="Text_20_body">
      <style:text-properties officeooo:paragraph-rsid="0114c70a"/>
    </style:style>
    <style:style style:name="P15" style:family="paragraph" style:parent-style-name="Text_20_body">
      <style:text-properties officeooo:paragraph-rsid="00a5170e"/>
    </style:style>
    <style:style style:name="P16" style:family="paragraph" style:parent-style-name="Text_20_body">
      <style:text-properties officeooo:paragraph-rsid="00733b65"/>
    </style:style>
    <style:style style:name="P17" style:family="paragraph" style:parent-style-name="Text_20_body">
      <style:text-properties officeooo:paragraph-rsid="01527456"/>
    </style:style>
    <style:style style:name="P18" style:family="paragraph" style:parent-style-name="Text_20_Note">
      <style:paragraph-properties fo:margin-left="1cm" fo:margin-right="0.801cm" fo:text-indent="0cm" style:auto-text-indent="false" style:writing-mode="page"/>
      <style:text-properties officeooo:paragraph-rsid="00de9b52"/>
    </style:style>
    <style:style style:name="P19" style:family="paragraph" style:parent-style-name="Text_20_Note">
      <style:text-properties officeooo:paragraph-rsid="0163ae81"/>
    </style:style>
    <style:style style:name="P20" style:family="paragraph" style:parent-style-name="Text_20_Note">
      <style:text-properties officeooo:paragraph-rsid="00f0c04f"/>
    </style:style>
    <style:style style:name="P21" style:family="paragraph" style:parent-style-name="Text_20_Note">
      <style:text-properties officeooo:paragraph-rsid="00de9b52"/>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paragraph-rsid="00cd93d5"/>
    </style:style>
    <style:style style:name="P24" style:family="paragraph" style:parent-style-name="Text_20_body_20_indent">
      <style:text-properties officeooo:paragraph-rsid="01400017"/>
    </style:style>
    <style:style style:name="P25" style:family="paragraph" style:parent-style-name="Text_20_body_20_indent">
      <style:text-properties officeooo:paragraph-rsid="01438bf3"/>
    </style:style>
    <style:style style:name="P26" style:family="paragraph" style:parent-style-name="Text_20_body_20_indent">
      <style:text-properties officeooo:paragraph-rsid="013072b7"/>
    </style:style>
    <style:style style:name="P27" style:family="paragraph" style:parent-style-name="Text_20_body_20_indent">
      <style:text-properties officeooo:paragraph-rsid="012cc352"/>
    </style:style>
    <style:style style:name="P28" style:family="paragraph" style:parent-style-name="Text_20_body_20_indent">
      <style:text-properties officeooo:paragraph-rsid="00de9b52"/>
    </style:style>
    <style:style style:name="P29" style:family="paragraph" style:parent-style-name="Text_20_body_20_indent">
      <style:text-properties officeooo:paragraph-rsid="011e4093"/>
    </style:style>
    <style:style style:name="P30" style:family="paragraph" style:parent-style-name="Table_20_Heading">
      <style:text-properties fo:font-size="10.5pt" officeooo:paragraph-rsid="00cd93d5" style:font-size-asian="10.5pt" style:font-size-complex="10.5pt"/>
    </style:style>
    <style:style style:name="P31" style:family="paragraph" style:parent-style-name="Standard">
      <style:paragraph-properties fo:margin-top="0cm" fo:margin-bottom="0cm" loext:contextual-spacing="false"/>
      <style:text-properties officeooo:rsid="00b692f2" officeooo:paragraph-rsid="00b692f2"/>
    </style:style>
    <style:style style:name="P32" style:family="paragraph" style:parent-style-name="Standard">
      <style:paragraph-properties fo:margin-top="0cm" fo:margin-bottom="0cm" loext:contextual-spacing="false"/>
      <style:text-properties officeooo:rsid="00c6e03f" officeooo:paragraph-rsid="00c6e03f"/>
    </style:style>
    <style:style style:name="P33" style:family="paragraph" style:parent-style-name="Standard">
      <style:paragraph-properties fo:margin-top="0cm" fo:margin-bottom="0cm" loext:contextual-spacing="false"/>
      <style:text-properties officeooo:rsid="019a437d" officeooo:paragraph-rsid="019a437d"/>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937b96" officeooo:paragraph-rsid="00a5170e"/>
    </style:style>
    <style:style style:name="P36" style:family="paragraph" style:parent-style-name="Text_20_body">
      <style:paragraph-properties fo:margin-top="0cm" fo:margin-bottom="0cm" loext:contextual-spacing="false"/>
      <style:text-properties officeooo:paragraph-rsid="00a5170e"/>
    </style:style>
    <style:style style:name="P37" style:family="paragraph" style:parent-style-name="Text_20_body">
      <style:paragraph-properties fo:margin-top="0cm" fo:margin-bottom="0cm" loext:contextual-spacing="false"/>
      <style:text-properties officeooo:paragraph-rsid="00de9b52"/>
    </style:style>
    <style:style style:name="P38" style:family="paragraph" style:parent-style-name="Text_20_body">
      <style:paragraph-properties fo:margin-top="0cm" fo:margin-bottom="0cm" loext:contextual-spacing="false"/>
      <style:text-properties officeooo:rsid="01763345" officeooo:paragraph-rsid="01763345"/>
    </style:style>
    <style:style style:name="P39" style:family="paragraph" style:parent-style-name="Code">
      <style:paragraph-properties fo:margin-top="0cm" fo:margin-bottom="0cm" loext:contextual-spacing="false" fo:line-height="100%"/>
      <style:text-properties officeooo:paragraph-rsid="00de9b52"/>
    </style:style>
    <style:style style:name="P40" style:family="paragraph" style:parent-style-name="Code">
      <style:paragraph-properties fo:margin-top="0cm" fo:margin-bottom="0cm" loext:contextual-spacing="false"/>
      <style:text-properties officeooo:paragraph-rsid="00de9b52"/>
    </style:style>
    <style:style style:name="P41"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2" style:family="paragraph" style:parent-style-name="Guide_20_Name">
      <style:text-properties fo:language="en" fo:country="US" officeooo:rsid="001f0121" officeooo:paragraph-rsid="00a4f5c6"/>
    </style:style>
    <style:style style:name="P43" style:family="paragraph" style:parent-style-name="Title">
      <style:text-properties fo:language="en" fo:country="US" officeooo:rsid="001f0121" officeooo:paragraph-rsid="00a4f5c6"/>
    </style:style>
    <style:style style:name="P44" style:family="paragraph" style:parent-style-name="Subtitle">
      <style:text-properties fo:language="en" fo:country="US" officeooo:rsid="0092cd6c" officeooo:paragraph-rsid="00a4f5c6"/>
    </style:style>
    <style:style style:name="P45" style:family="paragraph" style:parent-style-name="Standard">
      <style:text-properties officeooo:paragraph-rsid="00cd93d5"/>
    </style:style>
    <style:style style:name="P46" style:family="paragraph" style:parent-style-name="Code" style:master-page-name="">
      <style:paragraph-properties style:page-number="auto" fo:keep-with-next="always" style:writing-mode="page"/>
      <style:text-properties officeooo:paragraph-rsid="00de9b52"/>
    </style:style>
    <style:style style:name="P47" style:family="paragraph" style:parent-style-name="Text_20_body" style:master-page-name="">
      <style:paragraph-properties style:page-number="auto" fo:keep-with-next="always"/>
      <style:text-properties officeooo:paragraph-rsid="00de9b52"/>
    </style:style>
    <style:style style:name="P48" style:family="paragraph" style:parent-style-name="Caption">
      <style:text-properties officeooo:paragraph-rsid="00de9b52"/>
    </style:style>
    <style:style style:name="P49" style:family="paragraph" style:parent-style-name="Caption">
      <style:text-properties text:display="none"/>
    </style:style>
    <style:style style:name="P50" style:family="paragraph" style:parent-style-name="Caption">
      <style:text-properties officeooo:paragraph-rsid="01ae505e"/>
    </style:style>
    <style:style style:name="P51" style:family="paragraph" style:parent-style-name="Caption">
      <style:paragraph-properties fo:margin-top="0cm" fo:margin-bottom="0.254cm" loext:contextual-spacing="false" style:writing-mode="page"/>
      <style:text-properties officeooo:paragraph-rsid="00de9b52"/>
    </style:style>
    <style:style style:name="P5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53" style:family="paragraph" style:parent-style-name="Text_20_Note">
      <style:paragraph-properties fo:margin-top="0cm" fo:margin-bottom="0.6cm" loext:contextual-spacing="false" style:writing-mode="lr-tb"/>
      <style:text-properties officeooo:paragraph-rsid="00de9b52"/>
    </style:style>
    <style:style style:name="P54" style:family="paragraph" style:parent-style-name="Code">
      <style:paragraph-properties fo:margin-top="0cm" fo:margin-bottom="0.199cm" loext:contextual-spacing="false"/>
      <style:text-properties officeooo:paragraph-rsid="00de9b52"/>
    </style:style>
    <style:style style:name="P55" style:family="paragraph" style:parent-style-name="Code">
      <style:paragraph-properties fo:margin-left="0cm" fo:margin-right="-0.499cm" fo:text-indent="0cm" style:auto-text-indent="false" style:writing-mode="page"/>
      <style:text-properties officeooo:paragraph-rsid="00de9b52"/>
    </style:style>
    <style:style style:name="P56" style:family="paragraph" style:parent-style-name="Figure">
      <style:text-properties officeooo:paragraph-rsid="00de9b52"/>
    </style:style>
    <style:style style:name="P57" style:family="paragraph" style:parent-style-name="Figure">
      <style:paragraph-properties fo:margin-top="0.203cm" fo:margin-bottom="0.102cm" loext:contextual-spacing="false" style:writing-mode="page"/>
      <style:text-properties officeooo:paragraph-rsid="00de9b52"/>
    </style:style>
    <style:style style:name="P58"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59"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60"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61" style:family="paragraph" style:parent-style-name="Text_20_body">
      <style:paragraph-properties fo:margin-top="0cm" fo:margin-bottom="0.15cm" loext:contextual-spacing="false"/>
      <style:text-properties fo:font-size="10.5pt" style:font-size-asian="10.5pt" style:font-size-complex="10.5pt"/>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1">
      <style:text-properties officeooo:paragraph-rsid="00de9b52"/>
    </style:style>
    <style:style style:name="P64" style:family="paragraph" style:parent-style-name="Heading_20_1" style:master-page-name="LOFront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fo:language="en" fo:country="US" officeooo:paragraph-rsid="00de9b52"/>
    </style:style>
    <style:style style:name="P66" style:family="paragraph" style:parent-style-name="Heading_20_Caution">
      <style:text-properties officeooo:paragraph-rsid="00de9b52"/>
    </style:style>
    <style:style style:name="P6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8" style:family="paragraph" style:parent-style-name="Heading_20_3">
      <style:text-properties officeooo:paragraph-rsid="00de9b52"/>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Numbering_20_2">
      <style:text-properties officeooo:paragraph-rsid="00de9b52"/>
    </style:style>
    <style:style style:name="P71" style:family="paragraph" style:parent-style-name="Numbering_20_2">
      <style:text-properties officeooo:paragraph-rsid="015dca3e"/>
    </style:style>
    <style:style style:name="P72" style:family="paragraph" style:parent-style-name="Contents_20_3">
      <style:paragraph-properties>
        <style:tab-stops>
          <style:tab-stop style:position="15.984cm" style:type="right" style:leader-style="dotted" style:leader-text="."/>
        </style:tab-stops>
      </style:paragraph-properties>
    </style:style>
    <style:style style:name="P73" style:family="paragraph" style:parent-style-name="List_20_1">
      <style:text-properties officeooo:paragraph-rsid="00de9b52"/>
    </style:style>
    <style:style style:name="P74" style:family="paragraph" style:parent-style-name="Numbering_20_1">
      <style:text-properties officeooo:paragraph-rsid="00de9b52"/>
    </style:style>
    <style:style style:name="P75" style:family="paragraph" style:parent-style-name="Numbering_20_1" style:list-style-name="Numbering_20_1">
      <style:text-properties officeooo:paragraph-rsid="01738620"/>
    </style:style>
    <style:style style:name="P76" style:family="paragraph" style:parent-style-name="Numbering_20_1">
      <style:paragraph-properties style:writing-mode="page"/>
      <style:text-properties officeooo:paragraph-rsid="00de9b52"/>
    </style:style>
    <style:style style:name="P77" style:family="paragraph" style:parent-style-name="Heading_20_2">
      <style:text-properties officeooo:paragraph-rsid="00733b65"/>
    </style:style>
    <style:style style:name="P78" style:family="paragraph" style:parent-style-name="Heading_20_2">
      <style:text-properties officeooo:paragraph-rsid="00a5170e"/>
    </style:style>
    <style:style style:name="P79" style:family="paragraph" style:parent-style-name="Heading_20_2">
      <style:text-properties officeooo:paragraph-rsid="00de9b52"/>
    </style:style>
    <style:style style:name="P80" style:family="paragraph" style:parent-style-name="Heading_20_Note">
      <style:text-properties officeooo:paragraph-rsid="00de9b52"/>
    </style:style>
    <style:style style:name="P81" style:family="paragraph" style:parent-style-name="Heading_20_Note" style:list-style-name="Heading_20_Note">
      <style:paragraph-properties fo:orphans="2" fo:widows="2" style:shadow="none" fo:keep-with-next="always" style:writing-mode="pag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normal" officeooo:rsid="0014ad47" style:font-style-asian="normal" style:font-style-complex="normal"/>
    </style:style>
    <style:style style:name="T7" style:family="text">
      <style:text-properties style:font-name="DejaVu Sans Mono" fo:font-size="10pt" fo:font-weight="normal" style:font-size-asian="10pt" style:font-weight-asian="normal" style:font-size-complex="10pt" style:font-weight-complex="normal"/>
    </style:style>
    <style:style style:name="T8" style:family="text">
      <style:text-properties officeooo:rsid="000efa76"/>
    </style:style>
    <style:style style:name="T9" style:family="text">
      <style:text-properties style:font-name="Liberation Mono3" fo:font-size="10pt" fo:font-weight="normal" style:font-size-asian="10pt" style:font-weight-asian="normal" style:font-size-complex="10pt" style:font-weight-complex="normal"/>
    </style:style>
    <style:style style:name="T10" style:family="text">
      <style:text-properties officeooo:rsid="00ee1d45"/>
    </style:style>
    <style:style style:name="T11" style:family="text">
      <style:text-properties officeooo:rsid="0160bf71"/>
    </style:style>
    <style:style style:name="T12" style:family="text">
      <style:text-properties officeooo:rsid="0161f330"/>
    </style:style>
    <style:style style:name="T13" style:family="text">
      <style:text-properties officeooo:rsid="0165c0a8"/>
    </style:style>
    <style:style style:name="T14" style:family="text">
      <style:text-properties text:display="none"/>
    </style:style>
    <style:style style:name="T15" style:family="text">
      <style:text-properties officeooo:rsid="01b0446d"/>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878cm, 0cm, 1.91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7"/>
      <text:p text:style-name="P42"><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3">Kapitola 13 <text:s/><text:line-break/>Začínáme s makry</text:p>
      <text:p text:style-name="P44">Používání záznamu maker ... a další</text:p>
      <text:section text:style-name="Sect1" text:name="GS6013S1" text:condition="ooow:book eq 1" text:display="condition">
        <text:h text:style-name="P64" text:outline-level="1"><text:bookmark-start text:name="__RefHeading__5636_1566568644"/>Autorská práva<text:bookmark-end text:name="__RefHeading__5636_1566568644"/></text:h>
        <text:p text:style-name="P16">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4">Andrew Pitonyak </text:p>
            </table:table-cell>
            <table:table-cell office:value-type="string">
              <text:p text:style-name="P34">Peter Schofield</text:p>
            </table:table-cell>
            <table:table-cell office:value-type="string">
              <text:p text:style-name="P34">Martin Fox</text:p>
            </table:table-cell>
          </table:table-row>
          <table:table-row>
            <table:table-cell table:style-name="Table2.A2" office:value-type="string">
              <text:p text:style-name="P34">Ron Faile Jr.</text:p>
            </table:table-cell>
            <table:table-cell table:style-name="Table2.A2" office:value-type="string">
              <text:p text:style-name="P31">Hazel Russman</text:p>
            </table:table-cell>
            <table:table-cell table:style-name="Table2.A2" office:value-type="string">
              <text:p text:style-name="P32">Olivier Hallot</text:p>
            </table:table-cell>
          </table:table-row>
          <table:table-row>
            <table:table-cell office:value-type="string">
              <text:p text:style-name="P38">Valerii Goncharuk</text:p>
            </table:table-cell>
            <table:table-cell office:value-type="string">
              <text:p text:style-name="P33">Andrew Jensen</text:p>
            </table:table-cell>
            <table:table-cell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3942347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77" text:outline-level="2"><text:bookmark-start text:name="__RefHeading__5642_1566568644"/>Poděkování<text:bookmark-end text:name="__RefHeading__5642_1566568644"/></text:h>
        <text:p text:style-name="P15">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36"><text:bookmark-start text:name="__RefHeading__5644_15665686441"/>Andrew Pitonyak<text:bookmark-end text:name="__RefHeading__5644_15665686441"/></text:p>
            </table:table-cell>
            <table:table-cell office:value-type="string">
              <text:p text:style-name="P36">Jean Hollis Weber</text:p>
            </table:table-cell>
            <table:table-cell office:value-type="string">
              <text:p text:style-name="P35"/>
            </table:table-cell>
          </table:table-row>
        </table:table>
        <text:h text:style-name="P78" text:outline-level="2"><text:bookmark-start text:name="__RefHeading__5644_1566568644"/>Datum vydání a verze programu<text:bookmark-end text:name="__RefHeading__5644_1566568644"/></text:h>
        <text:p text:style-name="P12">Anglický originál byl vydán <text:s/>1. června 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P16">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Windows nebo Linux</text:p>
            </table:table-cell>
            <table:table-cell table:style-name="Table5.A1" office:value-type="string">
              <text:p text:style-name="P30">Ekvivalent pro mac<text:span text:style-name="T15">OS</text:span></text:p>
            </table:table-cell>
            <table:table-cell table:style-name="Table5.A1" office:value-type="string">
              <text:p text:style-name="P30">Význam</text:p>
            </table:table-cell>
          </table:table-row>
          <table:table-row table:style-name="Table5.1">
            <table:table-cell table:style-name="Table5.A2" office:value-type="string">
              <text:p text:style-name="P23"><text:span text:style-name="LOMenuPath">Nástroje &gt; Možnosti</text:span> výběr v nabídce</text:p>
            </table:table-cell>
            <table:table-cell table:style-name="Table5.B2" office:value-type="string">
              <text:p text:style-name="P23"><text:span text:style-name="LOMenuPath">LibreOffice &gt; Předvolby</text:span></text:p>
            </table:table-cell>
            <table:table-cell table:style-name="Table5.B2" office:value-type="string">
              <text:p text:style-name="P23">Otevře nastavení s možnostmi</text:p>
            </table:table-cell>
          </table:table-row>
          <table:table-row table:style-name="Table5.1">
            <table:table-cell table:style-name="Table5.A2" office:value-type="string">
              <text:p text:style-name="P23"><text:span text:style-name="LOKeystroke">Klepnutí pravým tlačítkem</text:span></text:p>
            </table:table-cell>
            <table:table-cell table:style-name="Table5.A2" office:value-type="string">
              <text:p text:style-name="P23">Control+klepnutí a/nebo klepnutí pravým tlačítkem v závislosti na operačním systému počítače</text:p>
            </table:table-cell>
            <table:table-cell table:style-name="Table5.B2" office:value-type="string">
              <text:p text:style-name="P23">Otevře se místní nabídka</text:p>
            </table:table-cell>
          </table:table-row>
          <table:table-row table:style-name="Table5.1">
            <table:table-cell table:style-name="Table5.A2" office:value-type="string">
              <text:p text:style-name="P23"><text:span text:style-name="LOKeystroke">Ctrl</text:span> (<text:span text:style-name="LOKeystroke">Control</text:span>)</text:p>
            </table:table-cell>
            <table:table-cell table:style-name="Table5.A2" office:value-type="string">
              <text:p text:style-name="P23">⌘ (<text:span text:style-name="LOKeystroke">Command</text:span>)</text:p>
            </table:table-cell>
            <table:table-cell table:style-name="Table5.A2" office:value-type="string">
              <text:p text:style-name="P23">Používá se i s jinými klávesami</text:p>
            </table:table-cell>
          </table:table-row>
          <table:table-row table:style-name="Table5.1">
            <table:table-cell table:style-name="Table5.A2" office:value-type="string">
              <text:p text:style-name="P23"><text:span text:style-name="LOKeystroke">F5</text:span></text:p>
            </table:table-cell>
            <table:table-cell table:style-name="Table5.A2" office:value-type="string">
              <text:p text:style-name="P23"><text:span text:style-name="LOKeystroke">Shift</text:span>+⌘+<text:span text:style-name="LOKeystroke">F5</text:span></text:p>
            </table:table-cell>
            <table:table-cell table:style-name="Table5.A2" office:value-type="string">
              <text:p text:style-name="P23">Otevřete Navigátor</text:p>
            </table:table-cell>
          </table:table-row>
          <table:table-row table:style-name="Table5.1">
            <table:table-cell table:style-name="Table5.A2" office:value-type="string">
              <text:p text:style-name="P23"><text:span text:style-name="LOKeystroke">F11</text:span></text:p>
            </table:table-cell>
            <table:table-cell table:style-name="Table5.A2" office:value-type="string">
              <text:p text:style-name="P23">⌘+<text:span text:style-name="LOKeystroke">T</text:span></text:p>
            </table:table-cell>
            <table:table-cell table:style-name="Table5.A2" office:value-type="string">
              <text:p text:style-name="P23">Otevře <text:span text:style-name="T15">postranní lištu </text:span>Styly<text:span text:style-name="T15"/></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2"><text:a xlink:type="simple" xlink:href="#__RefHeading__5640_1566568644" text:style-name="Index_20_Link" text:visited-style-name="Index_20_Link">Zpětná vazba<text:tab/>2</text:a></text:p>
            <text:p text:style-name="P62"><text:a xlink:type="simple" xlink:href="#__RefHeading__5642_1566568644" text:style-name="Index_20_Link" text:visited-style-name="Index_20_Link">Poděkování<text:tab/>2</text:a></text:p>
            <text:p text:style-name="P62"><text:a xlink:type="simple" xlink:href="#__RefHeading__5644_1566568644" text:style-name="Index_20_Link" text:visited-style-name="Index_20_Link">Datum vydání a verze programu<text:tab/>2</text:a></text:p>
            <text:p text:style-name="P62"><text:a xlink:type="simple" xlink:href="#__RefHeading__10532_462712302" text:style-name="Index_20_Link" text:visited-style-name="Index_20_Link">Poznámka pro uživatele systému macOS<text:tab/>2</text:a></text:p>
            <text:p text:style-name="P69"><text:a xlink:type="simple" xlink:href="#__RefHeading___Toc71195_2536694537" text:style-name="Index_20_Link" text:visited-style-name="Index_20_Link">Úvod<text:tab/>4</text:a></text:p>
            <text:p text:style-name="P69"><text:a xlink:type="simple" xlink:href="#__RefHeading__8588_1448150400" text:style-name="Index_20_Link" text:visited-style-name="Index_20_Link">Moje první makro<text:tab/>4</text:a></text:p>
            <text:p text:style-name="P62"><text:a xlink:type="simple" xlink:href="#__RefHeading__19068_44446367" text:style-name="Index_20_Link" text:visited-style-name="Index_20_Link">Přidání makra<text:tab/>4</text:a></text:p>
            <text:p text:style-name="P62"><text:a xlink:type="simple" xlink:href="#__RefHeading__5136_1196992793" text:style-name="Index_20_Link" text:visited-style-name="Index_20_Link">Záznam makra<text:tab/>6</text:a></text:p>
            <text:p text:style-name="P62"><text:a xlink:type="simple" xlink:href="#__RefHeading__5138_1196992793" text:style-name="Index_20_Link" text:visited-style-name="Index_20_Link">Spuštění makra<text:tab/>7</text:a></text:p>
            <text:p text:style-name="P62"><text:a xlink:type="simple" xlink:href="#__RefHeading__5140_1196992793" text:style-name="Index_20_Link" text:visited-style-name="Index_20_Link">Zobrazení a úprava maker<text:tab/>7</text:a></text:p>
            <text:p text:style-name="P72"><text:a xlink:type="simple" xlink:href="#__RefHeading__8590_1448150400" text:style-name="Index_20_Link" text:visited-style-name="Index_20_Link">Zakomentování pomocí REM<text:tab/>8</text:a></text:p>
            <text:p text:style-name="P72"><text:a xlink:type="simple" xlink:href="#__RefHeading__5144_1196992793" text:style-name="Index_20_Link" text:visited-style-name="Index_20_Link">Definování podprogramů pomocí SUB<text:tab/>8</text:a></text:p>
            <text:p text:style-name="P72"><text:a xlink:type="simple" xlink:href="#__RefHeading__5146_1196992793" text:style-name="Index_20_Link" text:visited-style-name="Index_20_Link">Definování proměnných pomocí Dim<text:tab/>9</text:a></text:p>
            <text:p text:style-name="P72"><text:a xlink:type="simple" xlink:href="#__RefHeading__5148_1196992793" text:style-name="Index_20_Link" text:visited-style-name="Index_20_Link">Vysvětlení kódu makra<text:tab/>9</text:a></text:p>
            <text:p text:style-name="P69"><text:a xlink:type="simple" xlink:href="#__RefHeading__5150_1196992793" text:style-name="Index_20_Link" text:visited-style-name="Index_20_Link">Vytvoření makra<text:tab/>10</text:a></text:p>
            <text:p text:style-name="P62"><text:a xlink:type="simple" xlink:href="#__RefHeading__8592_1448150400" text:style-name="Index_20_Link" text:visited-style-name="Index_20_Link">Příklad složitějšího makra<text:tab/>10</text:a></text:p>
            <text:p text:style-name="P62"><text:a xlink:type="simple" xlink:href="#__RefHeading__5154_1196992793" text:style-name="Index_20_Link" text:visited-style-name="Index_20_Link">Rychlé spuštění makra<text:tab/>13</text:a></text:p>
            <text:p text:style-name="P69"><text:a xlink:type="simple" xlink:href="#__RefHeading__5156_1196992793" text:style-name="Index_20_Link" text:visited-style-name="Index_20_Link">Selhání záznamu maker<text:tab/>14</text:a></text:p>
            <text:p text:style-name="P62"><text:a xlink:type="simple" xlink:href="#__RefHeading__5158_1196992793" text:style-name="Index_20_Link" text:visited-style-name="Index_20_Link">Příkazová infrastruktura<text:tab/>14</text:a></text:p>
            <text:p text:style-name="P62"><text:a xlink:type="simple" xlink:href="#__RefHeading__5160_1196992793" text:style-name="Index_20_Link" text:visited-style-name="Index_20_Link">Jako záznamník maker využívá příkazovou infrastrukturu<text:tab/>14</text:a></text:p>
            <text:p text:style-name="P62"><text:a xlink:type="simple" xlink:href="#__RefHeading__5162_1196992793" text:style-name="Index_20_Link" text:visited-style-name="Index_20_Link">Ostatní možnosti<text:tab/>14</text:a></text:p>
            <text:p text:style-name="P69"><text:a xlink:type="simple" xlink:href="#__RefHeading__5164_1196992793" text:style-name="Index_20_Link" text:visited-style-name="Index_20_Link">Uspořádání maker<text:tab/>15</text:a></text:p>
            <text:p text:style-name="P62"><text:a xlink:type="simple" xlink:href="#__RefHeading__5166_1196992793" text:style-name="Index_20_Link" text:visited-style-name="Index_20_Link">Kde jsou makra uložené?<text:tab/>16</text:a></text:p>
            <text:p text:style-name="P62"><text:a xlink:type="simple" xlink:href="#__RefHeading__5168_1196992793" text:style-name="Index_20_Link" text:visited-style-name="Index_20_Link">Importování maker<text:tab/>16</text:a></text:p>
            <text:p text:style-name="P62"><text:a xlink:type="simple" xlink:href="#__RefHeading__5170_1196992793" text:style-name="Index_20_Link" text:visited-style-name="Index_20_Link">Stažení maker za účelem importu<text:tab/>18</text:a></text:p>
            <text:p text:style-name="P69"><text:a xlink:type="simple" xlink:href="#__RefHeading__5172_1196992793" text:style-name="Index_20_Link" text:visited-style-name="Index_20_Link">Jako makro spustit<text:tab/>18</text:a></text:p>
            <text:p text:style-name="P62"><text:a xlink:type="simple" xlink:href="#__RefHeading__197251_1448150400" text:style-name="Index_20_Link" text:visited-style-name="Index_20_Link">Nástrojové lišty, položky nabídky a klávesové zkratky<text:tab/>19</text:a></text:p>
            <text:p text:style-name="P62"><text:a xlink:type="simple" xlink:href="#__RefHeading__197253_1448150400" text:style-name="Index_20_Link" text:visited-style-name="Index_20_Link">Události<text:tab/>19</text:a></text:p>
            <text:p text:style-name="P69"><text:a xlink:type="simple" xlink:href="#__RefHeading__5182_1196992793" text:style-name="Index_20_Link" text:visited-style-name="Index_20_Link">Rozšíření<text:tab/>20</text:a></text:p>
            <text:p text:style-name="P69"><text:a xlink:type="simple" xlink:href="#__RefHeading__5184_1196992793" text:style-name="Index_20_Link" text:visited-style-name="Index_20_Link">Vytváření maker bez použití záznamu<text:tab/>21</text:a></text:p>
            <text:p text:style-name="P69"><text:a xlink:type="simple" xlink:href="#__RefHeading__5186_1196992793" text:style-name="Index_20_Link" text:visited-style-name="Index_20_Link">Kde najdeme více informací<text:tab/>21</text:a></text:p>
            <text:p text:style-name="P62"><text:a xlink:type="simple" xlink:href="#__RefHeading__5188_1196992793" text:style-name="Index_20_Link" text:visited-style-name="Index_20_Link">Přiložený materiál<text:tab/>21</text:a></text:p>
            <text:p text:style-name="P62"><text:a xlink:type="simple" xlink:href="#__RefHeading__5190_1196992793" text:style-name="Index_20_Link" text:visited-style-name="Index_20_Link">Online zdroje<text:tab/>22</text:a></text:p>
            <text:p text:style-name="P62"><text:a xlink:type="simple" xlink:href="#__RefHeading__7688_1972615798" text:style-name="Index_20_Link" text:visited-style-name="Index_20_Link">Tištěné a elektronické knihy<text:tab/>22</text:a></text:p>
          </text:index-body>
        </text:table-of-content>
        <text:p text:style-name="P45"/>
      </text:section>
      <text:h text:style-name="P65" text:outline-level="1"><text:bookmark-start text:name="__RefHeading___Toc71195_2536694537"/>Úvod<text:bookmark-end text:name="__RefHeading___Toc71195_2536694537"/></text:h>
      <text:p text:style-name="P7">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úlohu stejným způsobem mnohokrát zopakovat.</text:p>
      <text:p text:style-name="P7">Makra LibreOffice jsou obvykle napsány v jazyce, který se nazývá <text:alphabetical-index-mark text:string-value="LibreOffice Basic"/>LibreOffice Basic, což se někdy jednoduše zkracuje na <text:alphabetical-index-mark-start text:id="IMark106102874815960"/>Basic<text:alphabetical-index-mark-end text:id="IMark106102874815960"/>.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7">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6"><text:reference-ref text:reference-format="text" text:ref-name="The dispatch framework section">Příkazová infrastruktura</text:reference-ref></text:span>” <text:span text:style-name="LOEmphasis">na straně </text:span><text:span text:style-name="T6"><text:reference-ref text:reference-format="page" text:ref-name="The dispatch framework section">14</text:reference-ref></text:span>).</text:p>
      <text:h text:style-name="P63" text:outline-level="1"><text:bookmark-start text:name="__RefHeading__8588_1448150400"/>Moje <text:alphabetical-index-mark text:string-value="makra"/> první makro<text:bookmark-end text:name="__RefHeading__8588_1448150400"/></text:h>
      <text:h text:style-name="P79" text:outline-level="2"><text:bookmark-start text:name="__RefHeading__19068_44446367"/>Přidání makra<text:bookmark-end text:name="__RefHeading__19068_44446367"/></text:h>
      <text:p text:style-name="P7">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5</text:bookmark-ref><text:s/>.</text:p>
      <text:p text:style-name="P48">Výpis <text:sequence text:ref-name="refListing0" text:name="Listing" text:formula="ooow:Listing + 1" style:num-format="1">1</text:sequence>: Jednoduché makro, které nás pozdraví</text:p>
      <text:p text:style-name="P40"/>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5">Pro vytvoření knihovny obsahující naše makro použijeme následující kroky:</text:p>
      <text:list xml:id="list3086945576" text:style-name="Numbering_20_1">
        <text:list-item text:start-value="1">
          <text:p text:style-name="P76">Zvolením <text:span text:style-name="LOMenuPath">Nástroje &gt; Makra &gt; Správce maker &gt; LibreOffice Basic</text:span> v hlavní nabídce otevřeme okno Makra v LibreOffice Basic (obrázek <text:sequence-ref text:reference-format="value" text:ref-name="refFigure0">1</text:sequence-ref>).</text:p>
        </text:list-item>
        <text:list-item>
          <text:p text:style-name="P74">Klik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P74">V seznamu <text:span text:style-name="LOEmphasis">Lokalita</text:span> zvolíme položku <text:span text:style-name="LOEmphasis">Moje makra a dialogová okna</text:span>, což je standardní místo pro ukládání maker.</text:p>
        </text:list-item>
        <text:list-item>
          <text:p text:style-name="P74">Kliknutím na <text:span text:style-name="LOMenuPath">Nový</text:span> otevřeme okno Nová knihovna.</text:p>
        </text:list-item>
        <text:list-item>
          <text:p text:style-name="P74">Zadáme název knihovny, například KnihovnaTest a klikneme na <text:span text:style-name="LOMenuPath">OK</text:span>.</text:p>
        </text:list-item>
        <text:list-item>
          <text:p text:style-name="P74">Zvolíme kartu <text:span text:style-name="LOEmphasis">Moduly</text:span>.</text:p>
        </text:list-item>
        <text:list-item>
          <text:p text:style-name="P74">V seznamu <text:span text:style-name="LOEmphasis">Modul</text:span> otevřeme položku <text:span text:style-name="LOEmphasis">Moje makras</text:span> a vybereme knhovnu (v příkladu TestLibrary). V ní již existuje položka Module1, kam můžeme makro uložit. Případně můžeme stiskem <text:span text:style-name="LOMenuPath">Nový</text:span> vytvořit v knihovně jiný modul.</text:p>
        </text:list-item>
        <text:list-item>
          <text:p text:style-name="P74">Zvolíme Module1 nebo nově vytvořený modul a klik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P74">Nový modul po vytvoření obsahuje pouze poznámku a jedno prázdné makro s názvem Main, které nic nedělá.</text:p>
        </text:list-item>
        <text:list-item>
          <text:p text:style-name="P74">Nové makro přidáme buď před Sub Main nebo za End Sub. Výpis <text:sequence-ref text:reference-format="value" text:ref-name="refListing1">2</text:sequence-ref><text:s/>zobrazuje nové makro, které bylo přidáno před Sub Main.</text:p>
        </text:list-item>
      </text:list>
      <text:p text:style-name="P57"/>
      <text:p text:style-name="Figure"><text:soft-page-break/><text:span text:style-name="_5f_LOCodeKeyWord"><draw:frame draw:style-name="fr1" draw:name="Frame1" text:anchor-type="as-char" svg:width="14.968cm" draw:z-index="2"><draw:text-box fo:min-height="9.601cm"><text:p text:style-name="P49"><draw:frame draw:style-name="fr9" draw:name="Image11" text:anchor-type="as-char" svg:width="14.901cm" svg:height="8.774cm" draw:z-index="0"><draw:image xlink:href="Pictures/10000201000002D0000001A8DEA6E423C54F1BCC.png" xlink:type="simple" xlink:show="embed" xlink:actuate="onLoad" loext:mime-type="image/png"/></draw:frame></text:p><text:p text:style-name="Caption"><draw:frame draw:style-name="fr10" draw:name="Image2" text:anchor-type="paragraph" svg:width="14.901cm" svg:height="8.774cm" draw:z-index="5"><draw:image xlink:href="Pictures/10000201000002D0000001A8DEA6E423C54F1BCC.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1" draw:name="Frame17" text:anchor-type="as-char" svg:width="9.999cm" draw:z-index="18"><draw:text-box fo:min-height="7.241cm"><text:p text:style-name="Caption"><draw:frame draw:style-name="fr10" draw:name="graphics21" text:anchor-type="paragraph" svg:width="9.999cm" svg:height="6.449cm" draw:z-index="19"><draw:image xlink:href="Pictures/10000201000002390000016F8D35A1952B60A38A.png" xlink:type="simple" xlink:show="embed" xlink:actuate="onLoad" loext:mime-type="image/png"/></draw:frame>Obrázek <text:sequence text:ref-name="refFigure1" text:name="Figure" text:formula="ooow:Figure+1" style:num-format="1">2</text:sequence>: Dialogové okno Organizátor maker LibreOffice</text:p></draw:text-box></draw:frame></text:span></text:p>
      <text:list xml:id="list181422858537789" text:continue-numbering="true" text:style-name="Numbering_20_1">
        <text:list-item>
          <text:p text:style-name="P74">Klikneme na ikonu <text:span text:style-name="LOMenuPath">Zkompilovat</text:span> <text:span text:style-name="T8"><draw:frame draw:style-name="fr11" draw:name="graphics24" text:anchor-type="as-char" svg:width="0.67cm" svg:height="0.633cm" draw:z-index="6"><draw:image xlink:href="Pictures/100002010000001300000012659230199A8D3406.png" xlink:type="simple" xlink:show="embed" xlink:actuate="onLoad" loext:mime-type="image/png"/></draw:frame></text:span><text:s/>která se nachází na panelu nástrojů Makro, čímž makro přeložíme.</text:p>
        </text:list-item>
        <text:list-item>
          <text:p text:style-name="P74">Pak makro MakroAhoj spustíme tak, že do něj umístíme textový kurzor a následně buď na panelu Makro klikneme na ikonu <text:span text:style-name="LOMenuPath">Spustit BASIC</text:span><draw:frame draw:style-name="fr11" draw:name="graphics9" text:anchor-type="as-char" svg:width="0.633cm" svg:height="0.529cm" draw:z-index="7"><draw:image xlink:href="Pictures/10000201000000120000000F33339D35D71E352C.png" xlink:type="simple" xlink:show="embed" xlink:actuate="onLoad" loext:mime-type="image/png"/></draw:frame><text:s/>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74">Kliknutím na tlačítko <text:span text:style-name="LOMenuPath">OK</text:span> okno zavřeme.</text:p>
        </text:list-item>
        <text:list-item>
          <text:p text:style-name="P74">Pokud se v modulu nachází několik maker a chceme spustit jedno z nich, můžeme také kliknout na ikonu <text:span text:style-name="LOMenuPath">vybrat makro </text:span><draw:frame draw:style-name="fr11" draw:name="Image13" text:anchor-type="as-char" svg:width="0.6cm" svg:height="0.6cm" draw:z-index="8"><draw:image xlink:href="Pictures/1000020100000011000000116EC283963BAF3708.png" xlink:type="simple" xlink:show="embed" xlink:actuate="onLoad" loext:mime-type="image/png"/></draw:frame><text:s/>a nástrojové liště Standardní nebo v hlavní nabídce zvolíme <text:span text:style-name="LOMenuPath">Nástroje &gt; Makra &gt; Uspořádat makra &gt; LibreOffice Basic</text:span>.</text:p>
        </text:list-item>
        <text:list-item>
          <text:p text:style-name="P74">Poté vybereme požadované makro a klikneme na <text:span text:style-name="LOMenuPath">Spustit</text:span>.</text:p>
        </text:list-item>
      </text:list>
      <text:p text:style-name="P56"><text:soft-page-break/><text:span text:style-name="_5f_LOCodeKeyWord"><text:span text:style-name="T7"><draw:frame draw:style-name="fr1" draw:name="Frame11" text:anchor-type="as-char" svg:width="16.191cm" draw:z-index="15"><draw:text-box fo:min-height="10.795cm"><text:p text:style-name="Caption"><draw:frame draw:style-name="fr10" draw:name="graphics4" text:anchor-type="paragraph" svg:width="16.191cm" svg:height="9.768cm" draw:z-index="20"><draw:image xlink:href="Pictures/100002010000033600000209060DBFBE5762C61C.png" xlink:type="simple" xlink:show="embed" xlink:actuate="onLoad" loext:mime-type="image/png"/></draw:frame>Obrázek <text:sequence text:ref-name="refFigure2" text:name="Figure" text:formula="ooow:Figure+1" style:num-format="1">3</text:sequence>: <text:span text:style-name="T10">Okno</text:span> integrovaného vývojového prostředí maker</text:p></draw:text-box></draw:frame></text:span></text:span></text:p>
      <text:p text:style-name="P48">Výpis <text:sequence text:ref-name="refListing1" text:name="Listing" text:formula="ooow:Listing + 1" style:num-format="1">2 </text:sequence>: Module1 po přidání nového makra.</text:p>
      <text:p text:style-name="P40"/>
      <text:p text:style-name="P40"><text:span text:style-name="_5f_LOCodeComment"><text:span text:style-name="T9">REM <text:s/>***** <text:s/>BASIC <text:s/>*****</text:span></text:span></text:p>
      <text:p text:style-name="P40"><text:span text:style-name="_5f_LOCodeKeyWord"/></text:p>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0"><text:span text:style-name="_5f_LOCodeKeyWord">End</text:span><text:span text:style-name="_5f_LOCodeComment"> S</text:span><text:span text:style-name="_5f_LOCodeKeyWord">ub</text:span></text:p>
      <text:p text:style-name="P37"><text:span text:style-name="_5f_LOCodeKeyWord"/></text:p>
      <text:p text:style-name="P40"><text:span text:style-name="_5f_LOCodeKeyWord">Sub</text:span> <text:span text:style-name="_5f_LOCodeIdent">Main</text:span></text:p>
      <text:p text:style-name="P40"/>
      <text:p text:style-name="P4"><text:span text:style-name="_5f_LOCodeKeyWord">End</text:span><text:span text:style-name="LOMenuPath"> </text:span><text:span text:style-name="_5f_LOCodeKeyWord">Sub</text:span></text:p>
      <text:h text:style-name="P79" text:outline-level="2"><text:bookmark-start text:name="__RefHeading__5136_1196992793"/>Záznam <text:alphabetical-index-mark text:string-value="záznam" text:key1="makra"/>makra<text:bookmark-end text:name="__RefHeading__5136_1196992793"/></text:h>
      <text:p text:style-name="P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81424017043353" text:continue-list="list4239423473" text:style-name="Heading_20_Note">
        <text:list-item>
          <text:p text:style-name="P80">Poznámka</text:p>
        </text:list-item>
      </text:list>
      <text:p text:style-name="P20">V některých případech, kdy chceme opakovaně vložit informace do dokumentu může být vhodnější vytvořit automatický text. Více informací nalezneme v <text:span text:style-name="LOEmphasis">kapitole 2 Working with Text:Basics příručky Writer Guide</text:span>.</text:p>
      <text:p text:style-name="P7">Zvolíme <text:span text:style-name="LOMenuPath">Nástroje &gt; Možnosti &gt; LibreOffice &gt; Pokročilé</text:span> v hlavní nabídce a povolíme záznam maker zaškrtnutím možnosti <text:span text:style-name="LOMenuPath">Povolit záznam maker</text:span>. Ve výchozím nastavení je tato funkce v LibreOffice vypnuta.</text:p>
      <text:list xml:id="list181423160807481" text:continue-list="list181422858537789" text:style-name="Numbering_20_1">
        <text:list-item text:start-value="1">
          <text:p text:style-name="Numbering_20_1">Záznam makra spustíme zvolením <text:span text:style-name="LOMenuPath">Nástroje &gt; Makra &gt; Zaznamenat makro</text:span> v hlavní nabídce. Otevře se malé okénko, které upozorňuje že probíhá záznam makra.</text:p>
        </text:list-item>
        <text:list-item>
          <text:p text:style-name="Numbering_20_1"><text:soft-page-break/>Během záznamu vložíme požadované informace nebo provedeme vhodnou posloupnost operací. Jako příklad můžeme napsat své jméno.</text:p>
        </text:list-item>
        <text:list-item>
          <text:p text:style-name="Numbering_20_1">Záznam makra ukončíme kliknutím na tlačítko <text:span text:style-name="LOMenuPath">Zastavit nahrávání</text:span> v okénku indikátoru nahrávání. Otevře se okno <text:alphabetical-index-mark text:string-value="Dialog LibreOffice Basic makra"/>Makra LibreOffice Basic (obrázek <text:sequence-ref text:reference-format="value" text:ref-name="refFigure0">1</text:sequence-ref><text:s/>na straně <text:sequence-ref text:reference-format="page" text:ref-name="refFigure0">5</text:sequence-ref>).</text:p>
        </text:list-item>
        <text:list-item>
          <text:p text:style-name="Numbering_20_1">V něm otevřeme <text:alphabetical-index-mark text:string-value="kontejner s knihovnami" text:key1="makra"/>kontejner s knihovnami <text:span text:style-name="LOEmphasis">Moje makra</text:span>.</text:p>
        </text:list-item>
        <text:list-item>
          <text:p text:style-name="Numbering_20_1">V kontejneru Moje makra najdeme knihovnu <text:span text:style-name="LOEmphasis">Standard</text:span>. Upozorňujeme, že každý kontejner obsahuje knihovnu Standard.</text:p>
        </text:list-item>
        <text:list-item>
          <text:p text:style-name="Numbering_20_1">Zvolíme knihovnu Standard a klikneme na <text:span text:style-name="LOMenuPath">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LOEmphasis">ZaznamVlozeniTextu</text:span>, a kliknutím na <text:span text:style-name="LOMenuPath">OK</text:span> ho vytvoříme. Zadaný název se objeví v okně Makra LibreOffice Basic v knihovně Standard.</text:p>
        </text:list-item>
        <text:list-item>
          <text:p text:style-name="Numbering_20_1">Do textového pole <text:span text:style-name="LOMenuPath">Název makra</text:span> zadáme název právě zaznamenaného makra, například <text:span text:style-name="LOEmphasis">VlozitMojeJmeno</text:span>.</text:p>
        </text:list-item>
        <text:list-item>
          <text:p text:style-name="Numbering_20_1">Kliknutím na <text:span text:style-name="LOMenuPath">Uložit</text:span> nové makro uložíme a okno zavřeme.</text:p>
        </text:list-item>
      </text:list>
      <text:p text:style-name="P11">Pokud jsme podrobně postupovali podle výše uvedeného postupu, v knihovně Standard nyní máme modul se jménem Zaznam<text:span text:style-name="LOEmphasis">VlozeniTextu</text:span>, který obsahuje makro VlozitMojeJmeno.</text:p>
      <text:list xml:id="list181424127249509" text:continue-list="list181424017043353" text:style-name="Heading_20_Note">
        <text:list-item>
          <text:p text:style-name="Heading_20_Note">Poznámka</text:p>
        </text:list-item>
      </text:list>
      <text:p text:style-name="P21">Při vytvoření nového modulu do něj LibreOffice automaticky vloží makro s názvem Main.</text:p>
      <text:h text:style-name="P79" text:outline-level="2"><text:bookmark-start text:name="__RefHeading__5138_1196992793"/><text:alphabetical-index-mark text:string-value="spouštění" text:key1="makra"/>Spuštění makra<text:bookmark-end text:name="__RefHeading__5138_1196992793"/></text:h>
      <text:list xml:id="list181424300041565" text:continue-list="list181423160807481" text:style-name="Numbering_20_1">
        <text:list-item text:start-value="1">
          <text:p text:style-name="P74">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74">Například vybereme nově vytvořené makro VlozitMojeJmeno a klikneme na tlačítko <text:span text:style-name="LOMenuPath">Spustit</text:span>.</text:p>
        </text:list-item>
        <text:list-item>
          <text:p text:style-name="P74">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Figure"><draw:frame draw:style-name="fr2" draw:name="Frame31" text:anchor-type="as-char" svg:width="15.522cm" draw:z-index="3"><draw:text-box fo:min-height="5.907cm"><text:p text:style-name="Caption"><draw:frame draw:style-name="fr10" draw:name="Image14" text:anchor-type="paragraph" svg:width="15.522cm" svg:height="5.519cm" draw:z-index="23"><draw:image xlink:href="Pictures/10000201000002BF000000FA0B73EE495141B179.png" xlink:type="simple" xlink:show="embed" xlink:actuate="onLoad" loext:mime-type="image/png"/></draw:frame>Obrázek <text:sequence text:ref-name="refFigure3" text:name="Figure" text:formula="ooow:Figure+1" style:num-format="1">4</text:sequence>: Dialogové okno Výběr maker</text:p></draw:text-box></draw:frame></text:p>
      <text:h text:style-name="P79"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5">Makra zobrazíme nebo i upravíme následujícím způsobem:</text:p>
      <text:list xml:id="list181423779752832" text:continue-list="list181424300041565" text:style-name="Numbering_20_1">
        <text:list-item text:start-value="1">
          <text:p text:style-name="P74">Zvolením <text:span text:style-name="LOMenuPath">Nástroje &gt; Makra &gt; Správce maker &gt; LibreOffice Basic</text:span> v hlavní nabídce otevřeme okno Makra v LibreOffice Basic.</text:p>
        </text:list-item>
        <text:list-item>
          <text:p text:style-name="P74">Vybereme nově vytvořené makro (VlozitMojejMeno) a klikneme na <text:span text:style-name="LOMenuPath">Upravit</text:span>. Otevře se vývojové prostředí  <text:alphabetical-index-mark-start text:id="IMark106102885225160" text:key1="macros"/><text:alphabetical-index-mark-start text:id="IMark106102879014264"/>IDE<text:alphabetical-index-mark-end text:id="IMark106102879014264"/><text:alphabetical-index-mark-end text:id="IMark106102885225160"/> a ve výpise <text:sequence-ref text:reference-format="value" text:ref-name="refListing2">3</text:sequence-ref> se zobrazí makro VlozitMojejMeno.</text:p>
        </text:list-item>
      </text:list>
      <text:p text:style-name="P7"><text:soft-page-break/>Toto první makro není složité. Malé vysvětlení nám pomůže pochopit makra. Popisky začínají prvním řádkem makra a popisují funkce v celém výpisu.</text:p>
      <text:p text:style-name="P51">Výpis <text:sequence text:ref-name="refListing2" text:name="Listing" text:formula="ooow:Listing + 1" style:num-format="1">3</text:sequence> Vytvořeno makro „VlozitMojeJmeno"</text:p>
      <text:p text:style-name="P39"><text:span text:style-name="_5f_LOCodeComment">REM <text:s/>***** <text:s/>BASIC <text:s/>*****</text:span></text:p>
      <text:p text:style-name="P39"><text:span text:style-name="_5f_LOCodeKeyWord">Sub</text:span> <text:span text:style-name="_5f_LOCodeIdent">Main</text:span></text:p>
      <text:p text:style-name="P39"/>
      <text:p text:style-name="P39"><text:span text:style-name="_5f_LOCodeKeyWord">End</text:span> <text:span text:style-name="_5f_LOCodeKeyWord">Sub</text:span></text:p>
      <text:p text:style-name="P39"/>
      <text:p text:style-name="P39"><text:span text:style-name="_5f_LOCodeKeyWord">sub</text:span> <text:span text:style-name="_5f_LOCodeIdent">VlozitMojeJmeno</text:span></text:p>
      <text:p text:style-name="P39"><text:span text:style-name="_5f_LOCodeComment">rem -------------------------------------------------------------</text:span></text:p>
      <text:p text:style-name="P39"><text:span text:style-name="_5f_LOCodeComment">rem Definice proměnných</text:span></text:p>
      <text:p text:style-name="P39"><text:span text:style-name="_5f_LOCodeKeyWord">dim</text:span> <text:span text:style-name="_5f_LOCodeIdent">document</text:span> <text:s text:c="2"/><text:span text:style-name="_5f_LOCodeKeyWord">as</text:span> <text:span text:style-name="_5f_LOCodeKeyWord">object</text:span></text:p>
      <text:p text:style-name="P39"><text:span text:style-name="_5f_LOCodeKeyWord">dim</text:span> <text:span text:style-name="_5f_LOCodeIdent">dispatcher</text:span> <text:span text:style-name="_5f_LOCodeKeyWord">as</text:span> <text:span text:style-name="_5f_LOCodeKeyWord">object</text:span></text:p>
      <text:p text:style-name="P39"><text:span text:style-name="_5f_LOCodeComment">rem -------------------------------------------------------------</text:span></text:p>
      <text:p text:style-name="P39"><text:span text:style-name="_5f_LOCodeComment">rem Získání přístupu k dokumentu</text:span></text:p>
      <text:p text:style-name="P39"><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9"/>
      <text:p text:style-name="P39"><text:span text:style-name="_5f_LOCodeComment">rem -------------------------------------------------------------</text:span></text:p>
      <text:p text:style-name="P39"><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39"/>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68" text:outline-level="3"><text:bookmark-start text:name="__RefHeading__8590_1448150400"/>Zakomentování pomocí <text:alphabetical-index-mark-start text:id="IMark106377769445800" text:key1="macros"/><text:alphabetical-index-mark-start text:id="IMark106377775804696"/>REM<text:bookmark-end text:name="__RefHeading__8590_1448150400"/><text:alphabetical-index-mark-end text:id="IMark106377775804696"/><text:alphabetical-index-mark-end text:id="IMark106377769445800"/></text:h>
      <text:p text:style-name="P10">Poznámky v jazyce Basic začínají klíčovým slovem REM, což je zkratka slova remark (poznámka). Veškerý text za REM na daném řádku je ignorován.</text:p>
      <text:list xml:id="list181424112641840" text:continue-list="list181424127249509" text:style-name="Heading_20_Note">
        <text:list-item>
          <text:p text:style-name="P81">Poznámka</text:p>
        </text:list-item>
      </text:list>
      <text:p text:style-name="Text_20_Note">Pro zrychlení můžeme pro zahájení komentáře použít znak uvozovky (') </text:p>
      <text:p text:style-name="P7">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68" text:outline-level="3"><text:bookmark-start text:name="__RefHeading__5144_1196992793"/><text:alphabetical-index-mark text:string-value="podprogramy v makrech"/><text:alphabetical-index-mark text:string-value="podprogramy" text:key1="makra"/>Definování podprogramů pomocí <text:alphabetical-index-mark-start text:id="IMark106377769466680"/>SUB<text:bookmark-end text:name="__RefHeading__5144_1196992793"/><text:alphabetical-index-mark-end text:id="IMark106377769466680"/></text:h>
      <text:p text:style-name="P7">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81423439492533" text:continue-numbering="true" text:style-name="Heading_20_Note">
        <text:list-item>
          <text:p text:style-name="P80">Poznámka</text:p>
        </text:list-item>
      </text:list>
      <text:p text:style-name="P21">LibreOffice při vytváření nového modulu vždy vytvoří prázdný podprogram Main.</text:p>
      <text:p text:style-name="P7">Některá pokročilé témata o programování v jazyce Basic jsou sice mimo rozsah tohoto manuálu, nemusí však být na závadu, pokud o nich budeme vědět:</text:p>
      <text:list xml:id="list2819376809" text:style-name="List_20_1">
        <text:list-item>
          <text:p text:style-name="P73">Makro lze napsat i tak, že podprogramu, který ho definuje, předáme požadované parametry. Tyto parametry se nazývají argumenty. Zaznamenaná makra však žádné argumenty nepřijímají.</text:p>
        </text:list-item>
        <text:list-item>
          <text:p text:style-name="P73"><text:soft-page-break/>Jiným typem podprogramů jsou funkce. Funkce je takový podprogram, který může vracet hodnotu jako výsledek. Funkce definujeme pomocí klíčového slova FUNCTION na jejím začátku. Zaznamenané makra vytvářejí pouze podprogramy.</text:p>
        </text:list-item>
      </text:list>
      <text:h text:style-name="P68" text:outline-level="3"><text:bookmark-start text:name="__RefHeading__5146_1196992793"/><text:alphabetical-index-mark text:string-value="proměnné" text:key1="makra"/>Definování<text:alphabetical-index-mark text:string-value="proměnné v makrech"/> proměnných pomocí <text:alphabetical-index-mark-start text:id="IMark106377769445800"/><text:alphabetical-index-mark-start text:id="IMark106377769478280" text:key1="macros"/>Dim<text:bookmark-end text:name="__RefHeading__5146_1196992793"/><text:alphabetical-index-mark-end text:id="IMark106377769478280"/><text:alphabetical-index-mark-end text:id="IMark106377769445800"/></text:h>
      <text:p text:style-name="P1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7">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68" text:outline-level="3"><text:bookmark-start text:name="__RefHeading__5148_1196992793"/>Vysvětlení kódu makra<text:bookmark-end text:name="__RefHeading__5148_1196992793"/></text:h>
      <text:p text:style-name="P7">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29">Definuje začátek makra EnterMyName<text:span text:style-name="_5f_LOCodeIdent"/>.</text:p>
      <text:p text:style-name="P4"><text:span text:style-name="_5f_LOCodeKeyWord">dim</text:span> <text:span text:style-name="_5f_LOCodeIdent">document</text:span> <text:s text:c="2"/><text:span text:style-name="_5f_LOCodeKeyWord">as</text:span> <text:span text:style-name="_5f_LOCodeKeyWord">object</text:span></text:p>
      <text:p text:style-name="P27">Definuje dokument jako objektovou proměnnou. Objekty jsou specifickým typem proměnné s více <text:span text:style-name="LOEmphasis">poli</text:span> (n<text:bookmark text:name="result_box"/>ěkdy se nazývají <text:span text:style-name="LOEmphasis">vlastnosti</text:span>) a <text:span text:style-name="LOEmphasis">akce</text:span> (také se nazývají <text:span text:style-name="LOEmphasis">metody</text:span>). Pole lze vnímat jako proměnné (včetně objektu) a akce jako podprogramy, které nám umožňují pracovat s objektem.</text:p>
      <text:list xml:id="list181422992143909" text:continue-list="list181423439492533" text:style-name="Heading_20_Note">
        <text:list-item>
          <text:p text:style-name="Heading_20_Note">Poznámka</text:p>
        </text:list-item>
      </text:list>
      <text:p text:style-name="Text_20_Note">Někdy se používá slovo <text:span text:style-name="LOEmphasis">služba</text:span>. Služba je poskytována typem objektu, který je rozlišován, s cílem poukázat na to, jak jsou používány !!!! PRELOZIT spravne.</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28">Definuje dispatcher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8">Objekt ThisComponent zpřístupňuje aktuální dokument.</text:p>
      <text:p text:style-name="P28">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28">Frame je vlastnost ovladače, která zpřístupňuje hlavní rámec (zobrazenou část) dokumentu. Proto proměnná se jménem document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_5f_LOCodeBase">DispatchHelper</text:span> service, která poskytuje snadný způsob odeslání adresy URL pomocí jednoho volání namísto více volání a většinu práce dělá při použití odesílání v makrech. Metoda CreateUnoService akceptuje název služby a pokouší se vytvořit instanci <text:soft-page-break/>této služby. Po provedení proměnná dispatcher obsahuje referenci na DispatchHelper.</text:p>
      <text:p text:style-name="P46"><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Deklaruje pole vlastností <text:span text:style-name="LOEmphasis">args1</text:span>. Každá vlastnost má název a hodnotu. Jinými slovy, je to pár název / hodnota. Toto vytvořené pole má jen jednu vlastnost s indexem 0.</text:p>
      <text:p text:style-name="Text_20_body_20_indent">Výraz <text:span text:style-name="_5f_LOCodeBase">com.sun.star.beans.PropertyValue</text:span> je struktura Universal Network Objects (UNO) <text:span text:style-name="LOEmphasis"/>. Struktury jsou speciální typy proměnných, které obsahují další <text:bookmark text:name="result_box5"/>logicky spojené<text:bookmark text:name="result_box6"/>proměnné. Může být výhodné pracovat se sadami různorodých informací, které by měly být považovány za jeden celek. Vysvětlení UNO a uživatelských <text:span text:style-name="LOEmphasis">struktur</text:span> <text:bookmark text:name="result_box2"/>jde nad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28">Vlastnosti přiřazuje název „Text“ a hodnotu „Zadané jméno autora“, což je text, který byl zadán během záznamu makra.</text:p>
      <text:p text:style-name="P4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4">Zde se provede vlastní vkládání textu. Odesílací služba (dispatch helper) pošle odesílané údaje rámci dokumentu (uloženém v proměnné se jménem <text:span text:style-name="_5f_LOCodeBase">document</text:span>) pomocí příkazu <text:span text:style-name="_5f_LOCodeBase">.uno:InsertText</text:span>. Popis následujících dvou argumentů, názvu rámce a atributů vyhledávání je nad rámec nad rámec této knihy. Poslední argument je pole hodnot vlastností, které mají být použity při vykonání příkazu InsertText.</text:p>
      <text:p text:style-name="P4"><text:span text:style-name="_5f_LOCodeKeyWord">end sub</text:span></text:p>
      <text:p text:style-name="P28">Poslední řádek kódu podprogram ukončuje.</text:p>
      <text:h text:style-name="P63" text:outline-level="1"><text:bookmark-start text:name="__RefHeading__5150_1196992793"/><text:alphabetical-index-mark text:string-value="vytváření" text:key1="makra"/>Vytvoření makra<text:bookmark-end text:name="__RefHeading__5150_1196992793"/></text:h>
      <text:p text:style-name="P7">Když chceme zaznamenáváním vytvořit makro, je třeba si ještě předtím než začneme, položit dvě otázky:</text:p>
      <text:list xml:id="list181423940710244" text:continue-list="list181423779752832" text:style-name="Numbering_20_1">
        <text:list-item text:start-value="1">
          <text:p text:style-name="Numbering_20_1">Může být úkol zapsána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79" text:outline-level="2"><text:bookmark-start text:name="__RefHeading__8592_1448150400"/>Příklad<text:alphabetical-index-mark text:string-value="příklad" text:key1="makra"/> složitějšího makra<text:bookmark-end text:name="__RefHeading__8592_1448150400"/></text:h>
      <text:p text:style-name="P7">Běžnou úlohou je kopírování oblasti s více řádky a sloupci z webové stránky a jejich vložení do textového dokumentu ve formě tabulky:</text:p>
      <text:list xml:id="list181423019203224" text:continue-list="list18142394071024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údaje vložíme jako neformátovaný text.</text:p>
        </text:list-item>
        <text:list-item>
          <text:p text:style-name="Numbering_20_1">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7">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7">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56"><text:soft-page-break/><draw:frame draw:style-name="fr1" draw:name="Frame18" text:anchor-type="as-char" svg:width="13.801cm" draw:z-index="9"><draw:text-box fo:min-height="6.646cm"><text:p text:style-name="Frame_20_contents"><draw:frame draw:style-name="fr3" draw:name="Frame19" text:anchor-type="as-char" svg:width="13.6cm" svg:height="6.001cm" draw:z-index="10"><draw:text-box><table:table table:name="Table19" table:style-name="Table19"><table:table-column table:style-name="Table19.A"/><table:table-column table:style-name="Table19.B"/><table:table-row><table:table-cell table:style-name="Table19.A1" office:value-type="string"><text:p text:style-name="P58">DONTKNOW </text:p></table:table-cell><table:table-cell table:style-name="Table19.A1" office:value-type="string"><text:p text:style-name="P58">Tloušťka písma není uvedena / známa.<text:s/></text:p></table:table-cell></table:table-row><table:table-row><table:table-cell table:style-name="Table19.A1" office:value-type="string"><text:p text:style-name="P58">THIN </text:p></table:table-cell><table:table-cell table:style-name="Table19.A1" office:value-type="string"><text:p text:style-name="P58">udává 50% tloušťku písma.<text:s/></text:p></table:table-cell></table:table-row><table:table-row><table:table-cell table:style-name="Table19.A1" office:value-type="string"><text:p text:style-name="P58">ULTRALIGHT </text:p></table:table-cell><table:table-cell table:style-name="Table19.A1" office:value-type="string"><text:p text:style-name="P58">udává 60% tloušťku písma.<text:s/></text:p></table:table-cell></table:table-row><table:table-row><table:table-cell table:style-name="Table19.A1" office:value-type="string"><text:p text:style-name="P58">LIGHT </text:p></table:table-cell><table:table-cell table:style-name="Table19.A1" office:value-type="string"><text:p text:style-name="P58">udává 75% tloušťku písma.<text:s/></text:p></table:table-cell></table:table-row><table:table-row><table:table-cell table:style-name="Table19.A1" office:value-type="string"><text:p text:style-name="P58">SEMILIGHT </text:p></table:table-cell><table:table-cell table:style-name="Table19.A1" office:value-type="string"><text:p text:style-name="P58">udává 90% tloušťku písma.<text:s/></text:p></table:table-cell></table:table-row><table:table-row><table:table-cell table:style-name="Table19.A1" office:value-type="string"><text:p text:style-name="P58">NORMAL </text:p></table:table-cell><table:table-cell table:style-name="Table19.A1" office:value-type="string"><text:p text:style-name="P58">specifikuje normální tloušťku písma.<text:s/></text:p></table:table-cell></table:table-row><table:table-row><table:table-cell table:style-name="Table19.A1" office:value-type="string"><text:p text:style-name="P58">SEMIBOLD </text:p></table:table-cell><table:table-cell table:style-name="Table19.A1" office:value-type="string"><text:p text:style-name="P58">určuje 110% tloušťku písma.<text:s/></text:p></table:table-cell></table:table-row><table:table-row><table:table-cell table:style-name="Table19.A1" office:value-type="string"><text:p text:style-name="P58">BOLD </text:p></table:table-cell><table:table-cell table:style-name="Table19.A1" office:value-type="string"><text:p text:style-name="P58">určuje 150% tloušťku písma.<text:s/></text:p></table:table-cell></table:table-row><table:table-row><table:table-cell table:style-name="Table19.A1" office:value-type="string"><text:p text:style-name="P58">ULTRABOLD </text:p></table:table-cell><table:table-cell table:style-name="Table19.A1" office:value-type="string"><text:p text:style-name="P58">určuje 175% tloušťku písma.<text:s/></text:p></table:table-cell></table:table-row><table:table-row><table:table-cell table:style-name="Table19.A1" office:value-type="string"><text:p text:style-name="P61">BLACK </text:p></table:table-cell><table:table-cell table:style-name="Table19.A1" office:value-type="string"><text:p text:style-name="P61">určuje 200% tloušťku písma.<text:s/></text:p></table:table-cell></table:table-row></table:table></draw:text-box></draw:frame></text:p><text:p text:style-name="Caption">Obrázek <text:sequence text:ref-name="refFigure4" text:name="Figure" text:formula="ooow:Figure+1" style:num-format="1">5</text:sequence>: Příklad kopírovaných dat</text:p></draw:text-box></draw:frame></text:p>
      <text:p text:style-name="P7">Údaje můžeme přizpůsobit několika způsoby. V níže uvedeném příkladu použijeme mačkání kláves klávesnice, přičemž předpokládáme, že na začátku řádku je kurzor s textem THIN.</text:p>
      <text:list xml:id="list181422558739384" text:continue-list="list181423019203224" text:style-name="Numbering_20_1">
        <text:list-item text:start-value="1">
          <text:p text:style-name="Numbering_20_1">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Numbering_20_1">Záznam makra spustíme zvolením <text:span text:style-name="LOMenuPath">Nástroje &gt; Makra &gt; Zaznamenat makro</text:span> v hlavní nabídce.</text:p>
        </text:list-item>
        <text:list-item>
          <text:p text:style-name="Numbering_20_1">Stiskneme <text:span text:style-name="LOKeystroke">Ctrl+šipka vpravo</text:span>, kurzor se přesune na začátek slova „specifies“.</text:p>
        </text:list-item>
        <text:list-item>
          <text:p text:style-name="Numbering_20_1">Dvakrát stiskneme <text:span text:style-name="LOKeystroke">Backspace</text:span>, a tím se odstraní tabulátor a mezera.</text:p>
        </text:list-item>
        <text:list-item>
          <text:p text:style-name="Numbering_20_1">Stiskneme <text:span text:style-name="LOKeystroke">Tab</text:span>, a za názvem konstanty se přidá tabulátor.</text:p>
        </text:list-item>
        <text:list-item>
          <text:p text:style-name="Numbering_20_1">Stiskneme <text:span text:style-name="LOKeystroke">Delete</text:span> a tím smažeme malé písmeno s, a pak stiskneme <text:span text:style-name="LOKeystroke">Shift+S</text:span>, čímž přidáme velké S.</text:p>
        </text:list-item>
        <text:list-item>
          <text:p text:style-name="Numbering_20_1">Dvakrát stiskneme <text:span text:style-name="LOKeystroke">Ctrl+šipka vpravo</text:span> a kurzor se přesune na začátek čísla.</text:p>
        </text:list-item>
        <text:list-item>
          <text:p text:style-name="Numbering_20_1">Stiskneme <text:span text:style-name="LOKeystroke">Ctrl+Shift+šipka vpravo</text:span>, číslo se vyjme a kurzor přesuneme před znak%.</text:p>
        </text:list-item>
        <text:list-item>
          <text:p text:style-name="Numbering_20_1">Stlačíme <text:span text:style-name="LOKeystroke">Ctrl+C</text:span>, čím skopírujeme text do schránky.</text:p>
        </text:list-item>
        <text:list-item>
          <text:p text:style-name="Numbering_20_1">Stiskneme <text:span text:style-name="LOKeystroke">End</text:span>, abychom kurzor přesunuli na konec řádku.</text:p>
        </text:list-item>
        <text:list-item>
          <text:p text:style-name="Numbering_20_1">Dvakrát stiskneme <text:span text:style-name="LOKeystroke">Backspace</text:span>, čímž smažeme dvě mezery na konci řádku.</text:p>
        </text:list-item>
        <text:list-item>
          <text:p text:style-name="Numbering_20_1">Stiskneme <text:span text:style-name="LOKeystroke">Home</text:span>, aby se kurzor přesunul na začátek řádku.</text:p>
        </text:list-item>
        <text:list-item>
          <text:p text:style-name="Numbering_20_1">Stiskneme <text:span text:style-name="LOKeystroke">Ctrl+V</text:span>, čímž se obsah schránky vloží na začátek řádku.</text:p>
        </text:list-item>
        <text:list-item>
          <text:p text:style-name="Numbering_20_1">Vkládání hodnoty vloží i jednu nadbytečnou mezeru, proto stiskneme <text:span text:style-name="LOKeystroke">Backspace</text:span>, abychom ji vymazali.</text:p>
        </text:list-item>
        <text:list-item>
          <text:p text:style-name="Numbering_20_1">Stiskneme <text:span text:style-name="LOKeystroke">Tab</text:span>, čímž vložíme znak tabulátoru mezi číslo a název.</text:p>
        </text:list-item>
        <text:list-item>
          <text:p text:style-name="Numbering_20_1">Stiskneme <text:span text:style-name="LOKeystroke">Home</text:span>, čímž kurzor přesuneme na začátek řádku.</text:p>
        </text:list-item>
        <text:list-item>
          <text:p text:style-name="Numbering_20_1">Stiskneme <text:span text:style-name="LO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7">Přečtení těchto instrukcí, a zejména jejich psaní, trvalo určitě mnohem déle, než jeho zaznamenávání. Pracujte pomalu a při provádění přemýšlejte nad jednotlivými kroky. Po čase se takový postup stane zcela přirozeným.</text:p>
      <text:p text:style-name="P7">V kódu vygenerovaného makra ve výpisu <text:sequence-ref text:reference-format="value" text:ref-name="refListing3">4</text:sequence-ref><text:s/> jsme přidali číslo kroku podle jeho pořadí výše uvedeného postupu..</text:p>
      <text:p text:style-name="P52">Výpis <text:sequence text:ref-name="refListing3" text:name="Listing" text:formula="ooow:Listing + 1" style:num-format="1">4 </text:sequence>: Kopírování číselné hodnoty na začátek řádku</text:p>
      <text:p text:style-name="P41"><text:span text:style-name="_5f_LOCodeKeyWord">sub</text:span> <text:span text:style-name="_5f_LOCodeIdent">KopirujCisloDoSloupce1</text:span></text:p>
      <text:p text:style-name="P40"><text:span text:style-name="_5f_LOCodeComment">rem -------------------------------------------------------------</text:span></text:p>
      <text:p text:style-name="P40"><text:span text:style-name="_5f_LOCodeComment">rem Definice proměnných</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oft-page-break/><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pan text:style-name="_5f_LOCodeComment">rem Získání přístupu k dokumentu</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
      <text:p text:style-name="P40"><text:span text:style-name="_5f_LOCodeComment"> rem (3) Stiskneme</text:span> <text:span text:style-name="_5f_LOCodeCommentEmph">Ctrl+šipka vpravo</text:span> <text:span text:style-name="_5f_LOCodeComment">, čímž se kurzor přesune na začátek slova „udává“.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4) Dvakrát stiskneme </text:span><text:span text:style-name="_5f_LOCodeCommentEmph">Backspace</text:span><text:span text:style-name="_5f_LOCodeComment">, čímž odstraníme tabulátor a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5) Stiskneme</text:span> <text:span text:style-name="_5f_LOCodeCommentEmph">Tab</text:span><text:span text:style-name="_5f_LOCodeComment">, čímž za názvem konstanty přidáme tabulátor.</text:span></text:p>
      <text:p text:style-name="P40"><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0"/>
      <text:p text:style-name="P40"><text:span text:style-name="_5f_LOCodeComment">rem (6) Stiskneme</text:span><text:span text:style-name="_5f_LOCodeCommentEmph"> Delete</text:span><text:span text:style-name="_5f_LOCodeComment">, čím zmažeme malé písmeno s....</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6) ... a pak stiskneme</text:span> <text:span text:style-name="_5f_LOCodeCommentEmph">Shift+S</text:span><text:span text:style-name="_5f_LOCodeComment">, čímž přidáme velké S. </text:span></text:p>
      <text:p text:style-name="P40"><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0"/>
      <text:p text:style-name="P40"><text:span text:style-name="_5f_LOCodeComment"> rem (7) Dvakrát stiskneme klávesu</text:span> <text:span text:style-name="_5f_LOCodeCommentEmph">Ctrl+šipka vpravo</text:span><text:span text:style-name="_5f_LOCodeComment">, čímž kurzor přesuneme na začátek čísla.</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8) Stiskneme</text:span> <text:span text:style-name="_5f_LOCodeCommentEmph">Ctrl+Shift+šipka vpravo</text:span> <text:span text:style-name="_5f_LOCodeComment">čím vybereme číslo.</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9) Stlačíme </text:span><text:span text:style-name="_5f_LOCodeCommentEmph">Ctrl+C</text:span><text:span text:style-name="_5f_LOCodeComment">, čím vybraný text skopírujeme do schránky.</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0) Stisknutím</text:span> <text:span text:style-name="_5f_LOCodeCommentEmph">End</text:span> <text:span text:style-name="_5f_LOCodeComment">kurzor přesuneme na konec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1) Dvakrát stiskneme</text:span> <text:span text:style-name="_5f_LOCodeCommentEmph">Backspace</text:span><text:span text:style-name="_5f_LOCodeComment">, čímž smažeme dvě mezery na konci.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2) Stiskem</text:span> <text:span text:style-name="_5f_LOCodeCommentEmph">Home</text:span> <text:span text:style-name="_5f_LOCodeComment">kurzor přesuneme na začátek řádku.</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3) Stiskem</text:span> <text:span text:style-name="_5f_LOCodeCommentEmph">Ctrl+V</text:span> <text:span text:style-name="_5f_LOCodeComment">vložíme vybrané číslo na začátek řádku.</text:span></text:p>
      <text:p text:style-name="P40"><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4) Stiskem</text:span> <text:span text:style-name="_5f_LOCodeCommentEmph">Backspace</text:span> <text:span text:style-name="_5f_LOCodeComment">smažeme zbytečnou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5) Stisknutím klávesy</text:span> <text:span text:style-name="_5f_LOCodeCommentEmph">Tab</text:span> <text:span text:style-name="_5f_LOCodeComment">vložíme tabulátor mezi číslo a název. </text:span></text:p>
      <text:p text:style-name="P40"><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0"><text:span text:style-name="_5f_LOCodeComment"> rem (16) Stiskem</text:span> <text:span text:style-name="_5f_LOCodeCommentEmph">Home</text:span> <text:span text:style-name="_5f_LOCodeComment">přejdeme na začátek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7) Stisknutím klávesy</text:span> <text:span text:style-name="_5f_LOCodeCommentEmph">Šipka dolů</text:span> <text:span text:style-name="_5f_LOCodeComment">přejdeme na následující řádek. </text:span></text:p>
      <text:p text:style-name="P40"><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0"><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0"><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0"><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54"><text:span text:style-name="_5f_LOCodeKeyWord">end</text:span> <text:span text:style-name="_5f_LOCodeKeyWord">sub</text:span></text:p>
      <text:p text:style-name="P7">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79" text:outline-level="2"><text:bookmark-start text:name="__RefHeading__5154_1196992793"/>Rychlé spuštění makra<text:bookmark-end text:name="__RefHeading__5154_1196992793"/></text:h>
      <text:p text:style-name="Text_20_body">Opakované spouštění makra volbou <text:span text:style-name="LOMenuPath">Nástroje &gt; Makra &gt; Spustit makro</text:span> v hlavní nabídce je únavné, a to zejména při srovnání s tím, jak se spouští z <text:alphabetical-index-mark-start text:id="IMark105828011512840" text:key1="macros"/>IDE<text:alphabetical-index-mark-end text:id="IMark105828011512840"/> (obrázek <text:sequence-ref text:reference-format="value" text:ref-name="refFigure2">3</text:sequence-ref><text:s/>na straně <text:sequence-ref text:reference-format="page" text:ref-name="refFigure2">6</text:sequence-ref>).</text:p>
      <text:p text:style-name="Text_20_Body_20_List_20_Intro">Zde je několik tipů, jak si usnadnit život. Pokud vytvoříte dočasné makro se stejným názvem, můžete přidat jeho makro do hlavního podprogramu a makro odstranit po použití.</text:p>
      <text:list xml:id="list181422437957042" text:continue-list="list181422558739384" text:style-name="Numbering_20_1">
        <text:list-item text:start-value="1">
          <text:p text:style-name="P75">Zvolením <text:span text:style-name="LOMenuPath">Nástroje &gt; Makra &gt; Uspořádat makra &gt; LibreOffice Basic</text:span> v hlavní nabídce můžeme otevřít okno Makra LibreOffice Basic (obrázek <text:sequence-ref text:reference-format="value" text:ref-name="refFigure0">1</text:sequence-ref><text:s/> na straně <text:sequence-ref text:reference-format="page" text:ref-name="refFigure0">5</text:sequence-ref>).</text:p>
        </text:list-item>
        <text:list-item>
          <text:p text:style-name="Numbering_20_1">Vybereme požadované makro a klikneme na <text:span text:style-name="LOMenuPath">Upravit</text:span>, makro se otevře v IDE.</text:p>
        </text:list-item>
        <text:list-item>
          <text:p text:style-name="Numbering_20_1">Pokud jsme první makro nezměnili, je jím makro se jménem Main. Upravíme ho tak, aby odpovídalo výpisu <text:sequence-ref text:reference-format="value" text:ref-name="refListing4">5</text:sequence-ref>.</text:p>
        </text:list-item>
        <text:list-item>
          <text:p text:style-name="Numbering_20_1">Od tohoto okamžiku můžeme makro opirujCisloDoSloupce1 opakovaně spouštět kliknutím na ikonu <text:span text:style-name="LOMenuPath">Spustit BASIC</text:span> v nástrojové liště IDE, nebo stiskem klávesy <text:span text:style-name="LOEmphasis">F5</text:span>.</text:p>
        </text:list-item>
        <text:list-item>
          <text:p text:style-name="Numbering_20_1">V hlavní nabídce zvolíme <text:span text:style-name="LOMenuPath">Nástroje &gt; Přizpůsobit</text:span> a vybereme záložku Klávesnice.</text:p>
        </text:list-item>
        <text:list-item>
          <text:p text:style-name="Numbering_20_1">V seznamu Klávesové zkratky vybereme požadovanou klávesovou zkratku. Poté vybereme Makra LibreOffice a dále kontejner knihoven, knihovnu a modul v seznamu Kategorie, kde se nachází <text:bookmark text:name="result_box1"/>upravené makro Main. V seznamu funkcí vybereme makro Main a klikneme na tlačítko Upravit.</text:p>
        </text:list-item>
      </text:list>
      <text:p text:style-name="P17">Nyní můžeme makro spustit pomocí zástupce. Je to rychlé a jednoduché, obzvlášť pro pomocná makra, která budou použita jen několikrát a poté budou vymazána. Pro více informací viz <text:span text:style-name="T11"><text:bookmark-ref text:reference-format="text" text:ref-name="__RefHeading__5172_1196992793">Jak spustit makro</text:bookmark-ref></text:span><text:span text:style-name="T11"><text:s/> na straně </text:span><text:span text:style-name="T11"><text:bookmark-ref text:reference-format="page" text:ref-name="__RefHeading__5172_1196992793">18</text:bookmark-ref></text:span><text:span text:style-name="T11"><text:s/>.</text:span></text:p>
      <text:p text:style-name="P60"><text:soft-page-break/>Výpis <text:sequence text:ref-name="refListing4" text:name="Listing" text:formula="ooow:Listing + 1" style:num-format="1">5 </text:sequence>: Úprava Main pro spouštění makra KopirujCisloDoSloupce1.</text:p>
      <text:p text:style-name="P59"/>
      <text:p text:style-name="P40"><text:span text:style-name="_5f_LOCodeKeyWord">Sub</text:span> <text:span text:style-name="_5f_LOCodeIdent">Main</text:span></text:p>
      <text:p text:style-name="P40"><text:s text:c="2"/><text:span text:style-name="_5f_LOCodeIdent">KopirujCisloDoSloupce1</text:span></text:p>
      <text:p text:style-name="P4"><text:span text:style-name="_5f_LOCodeKeyWord">End</text:span> <text:span text:style-name="_5f_LOCodeKeyWord">Sub</text:span></text:p>
      <text:h text:style-name="P63" text:outline-level="1"><text:bookmark-start text:name="__RefHeading__5156_1196992793"/>Selhání záznamu maker<text:bookmark-end text:name="__RefHeading__5156_1196992793"/></text:h>
      <text:p text:style-name="P7">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79"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7">První <text:alphabetical-index-mark text:string-value="příkazová infrastruktura"/><text:alphabetical-index-mark text:string-value="příkazová infrastruktura" text:key1="mak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7">Příkazová infrastruktura se však může použít i na odeslání „příkazu“ zpět uživatelskému rozhraní (angl. User interface, UI). Například po uložení nového dokumentu se aktualizuje seznam posledních souborů.</text:p>
      <text:p text:style-name="P7">Příkazová infrastruktura odesílá příkazy ve formě textu, jako například .uno: InsertObject nebo .uno: GoToStartOfLine. Tento příkaz je odeslán rámci dokumentu, který ho posílá dál, dokud se nenajde objekt, který ho dokáže zpracovat.</text:p>
      <text:h text:style-name="P79" text:outline-level="2"><text:bookmark-start text:name="__RefHeading__5160_1196992793"/>Jako záznamník maker využívá příkazovou infrastrukturu<text:bookmark-end text:name="__RefHeading__5160_1196992793"/></text:h>
      <text:p text:style-name="P7">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7">V něm není možné určit, který typ objektu je třeba vytvořit nebo vložit. Pokud je objekt vkládán ze souboru, nelze určit, který soubor je třeba vložit.</text:p>
      <text:p text:style-name="P7">Pokud při záznamu makra zvolíme <text:span text:style-name="LOMenuPath">Nástroje &gt; Možnosti</text:span> v hlavní nabídce na otevření a konfiguraci různých položek a nastavení, zaznamenané makro je nezaznamená. Ve skutečnosti je vygenerovaný kód v záznamu zapoznámkovaný, a tak ho vůbec nelze spustit.</text:p>
      <text:p text:style-name="P55"><text:span text:style-name="_5f_LOCodeComment">rem dispatcher.executeDispatch(document, ".uno:OptionsTreeDialog", "", 0, Array())</text:span></text:p>
      <text:p text:style-name="P7">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text:span text:style-name="LOEmphasis">se</text:span> zaznamenávají správně.</text:p>
      <text:h text:style-name="P79" text:outline-level="2"><text:bookmark-start text:name="__RefHeading__5162_1196992793"/>Ostatní možnosti<text:bookmark-end text:name="__RefHeading__5162_1196992793"/></text:h>
      <text:p text:style-name="P7">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63" text:outline-level="1"><text:bookmark-start text:name="__RefHeading__5164_1196992793"/><text:bookmark-start text:name="__DdeLink__3896_3791876137"/><text:soft-page-break/><text:alphabetical-index-mark text:string-value="uspořádání" text:key1="makra"/>Uspořádání maker<text:bookmark-end text:name="__RefHeading__5164_1196992793"/></text:h>
      <text:p text:style-name="P7">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5">6</text:sequence-ref><text:s/> ukazuje příklad hierarchické struktury knihoven maker v LibreOffice.</text:p>
      <text:p text:style-name="P7">Zvolením <text:span text:style-name="LOMenuPath">Nástroje &gt; Makra &gt; Uspořádat makra &gt; LibreOffice Basic</text:span> v hlavní nabídce můžeme otevřít okno Makra LibreOffice Basic (obrázek <text:sequence-ref text:reference-format="value" text:ref-name="refFigure0">1</text:sequence-ref><text:s/>na straně <text:sequence-ref text:reference-format="page" text:ref-name="refFigure0">5</text:sequence-ref>). V seznamu <text:span text:style-name="L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7">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bookmark-end text:name="__DdeLink__3896_3791876137"/></text:p>
      <text:p text:style-name="P7">V kontejneru Moje makra jsou uložena makra, které jsou obvykle určeny pro jeden dokument. Tento kontejner je umístěn v uživatelově diskovém prostoru nebo v jeho domovském adresáři.</text:p>
      <text:p text:style-name="P56"><draw:frame draw:style-name="fr4" draw:name="Frame51" text:anchor-type="as-char" svg:width="9.999cm" draw:z-index="11"><draw:text-box fo:min-height="8.74cm"><text:p text:style-name="Caption"><draw:frame draw:style-name="fr10" draw:name="Image15" text:anchor-type="paragraph" svg:width="9.999cm" svg:height="8.209cm" draw:z-index="12"><draw:image xlink:href="Pictures/1000020100000256000001EBEACAEF5B3BFB7E58.png" xlink:type="simple" xlink:show="embed" xlink:actuate="onLoad" loext:mime-type="image/png"/></draw:frame>Obrázek<text:sequence text:ref-name="refFigure5" text:name="Figure" text:formula="ooow:Figure+1" style:num-format="1">6</text:sequence>: Hierarchie knihoven maker</text:p></draw:text-box></draw:frame></text:p>
      <text:p text:style-name="P7">Pokud je makro součástí dokumentu, tak pracuje pouze s tímto dokumentem, neboť objekt jeho činnosti je specifikován v  „ThisComponent“.</text:p>
      <text:p text:style-name="P7">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2725044" text:style-name="Heading_20_Caution">
        <text:list-item>
          <text:p text:style-name="Heading_20_Caution">Upozornění</text:p>
        </text:list-item>
      </text:list>
      <text:p text:style-name="P21">LibreOffice umožňuje importování knihoven do stávajících kontejnerů, neumožňuje však přepsat knihovnu Standard. Pokud své makra uložíme do knihovny Standard, nemůžeme je importovat do jiného kontejneru.</text:p>
      <text:p text:style-name="P7"><text:soft-page-break/>Tak jak je vhodné používání smysluplných názvů pro knihovny, tak je i stejně vhodné pro moduly. LibreOffice standardně používá názvy Module1, Module2 atd.</text:p>
      <text:p text:style-name="P7">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9">Makra nejsou dostupné, pokud knihovna není načtena. Na rozdíl od jiných knihoven se však knihovny Standard a Template automaticky načtou. Načtená knihovna se zobrazuje jinak než nenačtená. Knihovnu a její moduly načteme tak, že na její název poklepáme.</text:p>
      <text:h text:style-name="P79" text:outline-level="2"><text:bookmark-start text:name="__RefHeading__5166_1196992793"/>Kde jsou makra <text:alphabetical-index-mark text:string-value="uložení" text:key1="makra"/> uložené?<text:bookmark-end text:name="__RefHeading__5166_1196992793"/></text:h>
      <text:p text:style-name="P8">LibreOffice ukládá údaje o uživateli ve složce, které se nachází v jeho domovském adresáři. Jeho umístění je různé v různých operačních systémech. Místo uložení konfiguračních dat najdeme zvolením <text:span text:style-name="LOMenuPath">Nástroje &gt; Možnosti &gt; LibreOffice &gt; Cesty</text:span> v hlavní nabídce. Například, na počítači s Windows Vista a vyšších verzích je to složka <text:span text:style-name="LOComputerCode">C:\Users\&lt;user name&gt;\AppData\Roaming</text:span> (část cesty může být lokalizována v neanglických verzích). Makra uživatele jsou uloženy ve složce <text:span text:style-name="LOComputerCode">LibreOffice\4\user\basic</text:span>. Každá knihovna má v této složce svoji vlastní podsložku.</text:p>
      <text:p text:style-name="P7">Pro běžné použití není nutné vědět, kde jsou makra uložena. Nicméně pokud víme, kde se nacházejí, můžeme udělat jejich zálohu, můžeme je zkopírovat pro jiného uživatele nebo do nich můžeme nahlédnout, pokud došlo k chybě.</text:p>
      <text:p text:style-name="P7">Zvolením <text:span text:style-name="LOMenuPath">Nástroje &gt; Makra &gt; Správce dialogů</text:span> v hlavní nabídce, můžeme otevřít okno Organizátor maker LibreOffice Basic (obrázek <text:sequence-ref text:reference-format="value" text:ref-name="ref0">Error: Reference source not found</text:sequence-ref><text:s/>na straně <text:sequence-ref text:reference-format="page" text:ref-name="ref0">Error: Reference source not found</text:sequence-ref>). Druhou možností je zvolit <text:span text:style-name="LOMenuPath">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iknout na tlačítko <text:span text:style-name="LOMenuPath">Organizátor</text:span>.</text:p>
      <text:h text:style-name="P79" text:outline-level="2"><text:bookmark-start text:name="__RefHeading__5168_1196992793"/>Importování maker<text:bookmark-end text:name="__RefHeading__5168_1196992793"/></text:h>
      <text:p text:style-name="P5">Okno <text:alphabetical-index-mark text:string-value="Organizátor maker"/>Organizátor maker LibreOffice Basic umožňuje importovat makra do dokumentu, jakož i vytvářet, odstraňovat a přejmenovávat knihovny, makra a dialogová okna.</text:p>
      <text:list xml:id="list181423145230534" text:continue-list="list181422437957042" text:style-name="Numbering_20_1">
        <text:list-item text:start-value="1">
          <text:p text:style-name="P74">Vybereme kontejner knihovny, který chceme použít, a importování knihovny maker zahájíme kliknutím na tlačítko <text:span text:style-name="LOMenuPath">Importovat</text:span>  (obrázek <text:sequence-ref text:reference-format="value" text:ref-name="ref0">Error: Reference source not found</text:sequence-ref><text:s/>na straně <text:sequence-ref text:reference-format="page" text:ref-name="ref0">Error: Reference source not found</text:sequence-ref>).</text:p>
        </text:list-item>
        <text:list-item>
          <text:p text:style-name="P74">Pak přejdeme do složky s knihovnou pro import (obrázek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81424353219191" text:continue-list="list181422992143909" text:style-name="Heading_20_Note">
        <text:list-item>
          <text:p text:style-name="Heading_20_Note">Poznámka</text:p>
        </text:list-item>
      </text:list>
      <text:p text:style-name="P53">Knihovnu s názvem Standard nelze importovat.</text:p>
      <text:p text:style-name="P56"><text:soft-page-break/><draw:frame draw:style-name="fr5" draw:name="Frame9" text:anchor-type="as-char" svg:width="12.853cm" draw:z-index="13"><draw:text-box fo:min-height="9.955cm"><text:p text:style-name="Caption"><draw:frame draw:style-name="fr10" draw:name="graphics5" text:anchor-type="paragraph" svg:width="12.853cm" svg:height="9.215cm" draw:z-index="14"><draw:image xlink:href="Pictures/100002010000025C000001B1A3680491D99011C2.png" xlink:type="simple" xlink:show="embed" xlink:actuate="onLoad" loext:mime-type="image/png"/></draw:frame>Obrázek <text:sequence text:ref-name="refFigure6" text:name="Figure" text:formula="ooow:Figure+1" style:num-format="1">7</text:sequence>: Přístup ke knihovně maker</text:p></draw:text-box></draw:frame></text:p>
      <text:list xml:id="list2152998711" text:style-name="Heading_20_Tip">
        <text:list-item>
          <text:p text:style-name="Heading_20_Tip">Tip</text:p>
        </text:list-item>
      </text:list>
      <text:p text:style-name="P18">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list xml:id="list181423526030005" text:continue-list="list181423145230534" text:style-name="Numbering_20_1">
        <text:list-item>
          <text:p text:style-name="P74">Vybereme soubor a klepnutím na <text:span text:style-name="LOMenuPath">Otevřít</text:span> tevřeme okno Importovat knihovny (obrázek <text:sequence-ref text:reference-format="value" text:ref-name="refFigure7">8</text:sequence-ref>).</text:p>
        </text:list-item>
      </text:list>
      <text:p text:style-name="P56"><draw:frame draw:style-name="fr6" draw:name="Frame10" text:anchor-type="as-char" svg:width="9.576cm" draw:z-index="21"><draw:text-box fo:min-height="7.193cm"><text:p text:style-name="Caption"><draw:frame draw:style-name="fr12" draw:name="graphics6" text:anchor-type="paragraph" svg:width="9.449cm" svg:height="6.5cm" draw:z-index="22"><draw:image xlink:href="Pictures/10000201000001BB000001363D08DEBEE4FC6786.png" xlink:type="simple" xlink:show="embed" xlink:actuate="onLoad" loext:mime-type="image/png"/></draw:frame>Obrázek <text:sequence text:ref-name="refFigure7" text:name="Figure" text:formula="ooow:Figure+1" style:num-format="1">8</text:sequence>: Možnosti při importu knihoven</text:p></draw:text-box></draw:frame></text:p>
      <text:list xml:id="list181423626448049" text:continue-numbering="true" text:style-name="Numbering_20_1">
        <text:list-item>
          <text:p text:style-name="P74">Při importu knihoven můžeme vybrat následující možnosti:</text:p>
        </text:list-item>
      </text:list>
      <text:list xml:id="list2114254002" text:style-name="Numbering_20_2">
        <text:list-item text:start-value="1">
          <text:p text:style-name="P70">Pokud neoznačíme žádnou z možností, knihovna se zkopíruje do uživatelovy složky s makry. Pokud však má importovaná knihovna stejný název a umístění jako již existující knihovna, ta se nepřepíše.</text:p>
        </text:list-item>
        <text:list-item>
          <text:p text:style-name="P70"><text:soft-page-break/>Atribut <text:span text:style-name="LOMenuPath">Nahradit stávající knihovny</text:span> označíme, pokud chceme importovat knihovnu se stejným názvem, jaký má již existující knihovna.</text:p>
        </text:list-item>
        <text:list-item>
          <text:p text:style-name="P71">Atribut <text:span text:style-name="LOMenuPath">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81422849926104" text:continue-list="list181423626448049" text:style-name="Numbering_20_1">
        <text:list-item>
          <text:p text:style-name="P74">Nakonec klikneme na tlačítko <text:span text:style-name="LOMenuPath">OK</text:span>, čímž vybrané makro importujeme.</text:p>
        </text:list-item>
      </text:list>
      <text:h text:style-name="P79" text:outline-level="2"><text:bookmark-start text:name="__RefHeading__5170_1196992793"/><text:alphabetical-index-mark text:string-value="stažení" text:key1="makra"/>Stažení maker za účelem importu<text:bookmark-end text:name="__RefHeading__5170_1196992793"/></text:h>
      <text:p text:style-name="P7">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7</text:bookmark-ref><text:s/>.</text:p>
      <text:p text:style-name="P7">Některá makra jsou volně stažitelná z internetu (více informací je dostupné v tabulce <text:sequence-ref text:reference-format="value" text:ref-name="refFigure0">1</text:sequence-ref>).</text:p>
      <text:p text:style-name="P4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2"><text:a xlink:type="simple" xlink:href="http://www.pitonyak.org/oo.php" text:style-name="Internet_20_link" text:visited-style-name="Visited_20_Internet_20_Link">http://www.pitonyak.org/oo.php</text:a> </text:p>
          </table:table-cell>
          <table:table-cell table:style-name="Table20.B2" office:value-type="string">
            <text:p text:style-name="P22">Příručky a další materiály související s makry.</text:p>
          </table:table-cell>
        </table:table-row>
        <table:table-row table:style-name="Table20.1">
          <table:table-cell table:style-name="Table20.B2" office:value-type="string">
            <text:p text:style-name="P22"><text:a xlink:type="simple" xlink:href="http://www.pitonyak.org/database/" text:style-name="Internet_20_link" text:visited-style-name="Visited_20_Internet_20_Link">http://www.pitonyak.org/database/</text:a> </text:p>
          </table:table-cell>
          <table:table-cell table:style-name="Table20.A2" office:value-type="string">
            <text:p text:style-name="P22">Příručky a další materiály související s databází.</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Mnoho odkazů na makra.</text:p>
          </table:table-cell>
        </table:table-row>
        <table:table-row table:style-name="Table20.1">
          <table:table-cell table:style-name="Table20.A2" office:value-type="string">
            <text:p text:style-name="P22"><text:a xlink:type="simple" xlink:href="https://forum.openoffice.org/en/forum/" text:style-name="Internet_20_link" text:visited-style-name="Visited_20_Internet_20_Link">http://forum.openoffice.org/en/forum/</text:a> </text:p>
          </table:table-cell>
          <table:table-cell table:style-name="Table20.B2" office:value-type="string">
            <text:p text:style-name="P22">Fórum s mnoha příklady a pomocí.</text:p>
          </table:table-cell>
        </table:table-row>
      </table:table>
      <text:h text:style-name="P63" text:outline-level="1"><text:bookmark-start text:name="__RefHeading__5172_1196992793"/>Jako makro <text:alphabetical-index-mark text:string-value="spouštění" text:key1="makra"/> spustit<text:bookmark-end text:name="__RefHeading__5172_1196992793"/></text:h>
      <text:p text:style-name="P5">Jakékoliv makro můžeme spustit zvolením <text:span text:style-name="LOMenuPath">Nástroje &gt; Makra &gt; Spustit makro</text:span> v hlavní nabídce. Tento postup však není na opakované spouštění moc praktické. Více se o takovémto spouštění dozvíme v části “<text:bookmark-ref text:reference-format="text" text:ref-name="__RefHeading__5138_1196992793">Spuštění makra</text:bookmark-ref>” na straně <text:bookmark-ref text:reference-format="page" text:ref-name="__RefHeading__5138_1196992793">7</text:bookmark-ref><text:s/>.</text:p>
      <text:p text:style-name="P5">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73">Makro má být dostupné pouze pro jeden dokument nebo globálně dostupné pro všechny dokumenty?</text:p>
        </text:list-item>
        <text:list-item>
          <text:p text:style-name="P73">Je makro určené pouze pro jeden typ dokumentů, jako například tabulkový sešit aplikace Calc?</text:p>
        </text:list-item>
        <text:list-item>
          <text:p text:style-name="P73">Jak často budeme makro používat?</text:p>
        </text:list-item>
      </text:list>
      <text:p text:style-name="P7">Na základě odpovědí pak můžeme rozhodnout, kde makro uložit a jak ho zpřístupnit. Například makro, které se bude použivat jen zřídka, nebudeme přidávat do nástrojové lišty. Podporu pro rozhodování najdeme v tabulce <text:sequence-ref text:reference-format="value" text:ref-name="refTable1">2</text:sequence-ref>.</text:p>
      <text:p text:style-name="P4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2">Nástrojová lišta</text:p>
          </table:table-cell>
          <table:table-cell table:style-name="Table21.A2" office:value-type="string">
            <text:p text:style-name="P22">Ne</text:p>
          </table:table-cell>
          <table:table-cell table:style-name="Table21.C2" office:value-type="string">
            <text:p text:style-name="P22">Ano</text:p>
          </table:table-cell>
          <table:table-cell table:style-name="Table21.C2" office:value-type="string">
            <text:p text:style-name="P22">Ano</text:p>
          </table:table-cell>
        </table:table-row>
        <table:table-row>
          <table:table-cell table:style-name="Table21.A2" office:value-type="string">
            <text:p text:style-name="P22">Nabídka</text:p>
          </table:table-cell>
          <table:table-cell table:style-name="Table21.A2" office:value-type="string">
            <text:p text:style-name="P22">Ne</text:p>
          </table:table-cell>
          <table:table-cell table:style-name="Table21.A2" office:value-type="string">
            <text:p text:style-name="P22">Ano</text:p>
          </table:table-cell>
          <table:table-cell table:style-name="Table21.A2" office:value-type="string">
            <text:p text:style-name="P22">Ano</text:p>
          </table:table-cell>
        </table:table-row>
        <table:table-row>
          <table:table-cell table:style-name="Table21.A2" office:value-type="string">
            <text:p text:style-name="P22">Zkratka</text:p>
          </table:table-cell>
          <table:table-cell table:style-name="Table21.A2" office:value-type="string">
            <text:p text:style-name="P22">Ano</text:p>
          </table:table-cell>
          <table:table-cell table:style-name="Table21.C2" office:value-type="string">
            <text:p text:style-name="P22">Ano</text:p>
          </table:table-cell>
          <table:table-cell table:style-name="Table21.C2" office:value-type="string">
            <text:p text:style-name="P22">Ne</text:p>
          </table:table-cell>
        </table:table-row>
        <table:table-row>
          <table:table-cell table:style-name="Table21.A2" office:value-type="string">
            <text:p text:style-name="P22">Událost</text:p>
          </table:table-cell>
          <table:table-cell table:style-name="Table21.A2" office:value-type="string">
            <text:p text:style-name="P22">Ano</text:p>
          </table:table-cell>
          <table:table-cell table:style-name="Table21.A2" office:value-type="string">
            <text:p text:style-name="P22">Ne</text:p>
          </table:table-cell>
          <table:table-cell table:style-name="Table21.A2" office:value-type="string">
            <text:p text:style-name="P22">Ano</text:p>
          </table:table-cell>
        </table:table-row>
      </table:table>
      <text:h text:style-name="P79" text:outline-level="2"><text:bookmark-start text:name="__RefHeading__197251_1448150400"/><text:soft-page-break/>Nástrojové lišty, položky nabídky a klávesové zkratky<text:bookmark-end text:name="__RefHeading__197251_1448150400"/></text:h>
      <text:p text:style-name="P47">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obrázek <text:sequence-ref text:reference-format="value" text:ref-name="refFigure8">9</text:sequence-ref>).</text:p>
      <text:p text:style-name="Figure"><draw:frame draw:style-name="fr7" draw:name="Frame2" text:anchor-type="as-char" svg:width="14.187cm" draw:z-index="16"><draw:text-box fo:min-height="9.839cm"><text:p text:style-name="P50"><draw:frame draw:style-name="fr13" draw:name="Image3" text:anchor-type="paragraph" svg:width="14.187cm" style:rel-width="100%" svg:height="9.839cm" style:rel-height="scale" draw:z-index="17"><draw:image xlink:href="Pictures/10000201000003C60000029E51BF49CF9DE1A161.png" xlink:type="simple" xlink:show="embed" xlink:actuate="onLoad" loext:mime-type="image/png"/></draw:frame><text:span text:style-name="T14"><text:line-break/></text:span>Obrázek <text:sequence text:ref-name="refFigure8" text:name="Figure" text:formula="ooow:Figure+1" style:num-format="1">9</text:sequence>: Záložka  nabídky <text:span text:style-name="T12"/> v dialogovém okně Přizpůsobit</text:p></draw:text-box></draw:frame></text:p>
      <text:p text:style-name="P7">V tomto okně se nacházejí karty na konfiguraci nabídek, klávesových zkratek, nástrojových lišt a událostí. Otevřeme jej zvolením <text:span text:style-name="LOMenuPath">Nástroje &gt; Přizpůsobit</text:span> v hlavní nabídce nebo kliknutím pravým tlačítkem myši <text:s/>na panel nástrojů a následným zvolením položky <text:span text:style-name="LOMenuPath">Přizpůsobit lištu</text:span> v místní nabídce.</text:p>
      <text:p text:style-name="P7">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h text:style-name="P79" text:outline-level="2"><text:bookmark-start text:name="__RefHeading__197253_1448150400"/>Události<text:bookmark-end text:name="__RefHeading__197253_1448150400"/></text:h>
      <text:p text:style-name="P7">Cokoliv se v LibreOffice stane je nazýváno <text:alphabetical-index-mark text:string-value="zpracování událostí" text:key1="makra"/><text:alphabetical-index-mark text:string-value="zpracování událostí"/>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81423582443825" text:continue-list="list132725044" text:style-name="Heading_20_Caution">
        <text:list-item>
          <text:p text:style-name="P66">Upozornění</text:p>
        </text:list-item>
      </text:list>
      <text:p text:style-name="P19">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81422708571592" text:continue-list="list181422849926104" text:style-name="Numbering_20_1">
        <text:list-item text:start-value="1">
          <text:p text:style-name="P74">V hlavní nabídce zvolíme <text:span text:style-name="LOMenuPath">Nástroje &gt; Přizpůsobit</text:span> a v okně Přizpůsobit které se tím otevře, zvolíme kartu Události (obrázek <text:sequence-ref text:reference-format="value" text:ref-name="refFigure9">10</text:sequence-ref>). Události, které zde lze modifikovat, souvisejí buď s celou aplikací nebo s vybraným dokumentem.</text:p>
        </text:list-item>
      </text:list>
      <text:p text:style-name="P56"><text:soft-page-break/><draw:frame draw:style-name="fr6" draw:name="Frame41" text:anchor-type="as-char" svg:width="14.767cm" draw:z-index="1"><draw:text-box fo:min-height="12.181cm"><text:p text:style-name="Caption"><draw:frame draw:style-name="fr14" draw:name="graphics11" text:anchor-type="paragraph" svg:width="14.67cm" svg:height="11.67cm" draw:z-index="4"><draw:image xlink:href="Pictures/10000201000002D900000293930B1AE05AA246D6.png" xlink:type="simple" xlink:show="embed" xlink:actuate="onLoad" loext:mime-type="image/png"/></draw:frame>Obrázek <text:sequence text:ref-name="refFigure9" text:name="Figure" text:formula="ooow:Figure+1" style:num-format="1">10</text:sequence>: Záložka <text:span text:style-name="T13">Události</text:span>  dialogovém okně Přizpůsobit</text:p></draw:text-box></draw:frame></text:p>
      <text:list xml:id="list181423093708840" text:continue-numbering="true" text:style-name="Numbering_20_1">
        <text:list-item>
          <text:p text:style-name="P74">Proto v rozbalovací nabídce <text:span text:style-name="LOMenuPath">Uložit do</text:span> zvolíme buď LibreOffice nebo konkrétní dokument.</text:p>
        </text:list-item>
        <text:list-item>
          <text:p text:style-name="P74">Běžnou praxí je přiřazení spouštění makra k události Otevřít dokument. Takové makro pak po otevření provede pro dokument požadovaná nastavení. Zvolíme událost a klepnutím na <text:span text:style-name="LOMenuPath">Makro</text:span> otevřeme dialogové okno Výběr makra (obrázek <text:sequence-ref text:reference-format="value" text:ref-name="refFigure3">4</text:sequence-ref><text:s/> na straně <text:sequence-ref text:reference-format="page" text:ref-name="refFigure3">7</text:sequence-ref>).</text:p>
        </text:list-item>
        <text:list-item>
          <text:p text:style-name="P74">Vybereme požadované makro a klepnutím na <text:span text:style-name="LOMenuPath">OK</text:span> ho přiřadíme k události. Následně se v seznamu na kartě Události toto přiřazení zobrazí.</text:p>
        </text:list-item>
      </text:list>
      <text:p text:style-name="P7">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63" text:outline-level="1"><text:bookmark-start text:name="__RefHeading__5182_1196992793"/>Rozšíření<text:bookmark-end text:name="__RefHeading__5182_1196992793"/></text:h>
      <text:p text:style-name="P5"><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73">Doplňky programu Calc s novými vlastnostmi, včetně funkcí, které lze použít stejně jako zabudované funkce.</text:p>
        </text:list-item>
        <text:list-item>
          <text:p text:style-name="P73">Nové funkce, jejichž součástí běžně bývají i nové prvky uživatelského rozhraní, jako například nabídky a nástrojové lišty.</text:p>
        </text:list-item>
        <text:list-item>
          <text:p text:style-name="P73">Kontingenční tabulky, které se používají přímo v programu Calc.</text:p>
        </text:list-item>
        <text:list-item>
          <text:p text:style-name="P73">Doplňky s novými typy grafů.</text:p>
        </text:list-item>
        <text:list-item>
          <text:p text:style-name="P73">Jazykové doplňky, jako například nástroje pro kontrolu pravopisu a gramatiky.</text:p>
        </text:list-item>
        <text:list-item>
          <text:p text:style-name="P73">Šablony dokumentů a obrázky.</text:p>
        </text:list-item>
      </text:list>
      <text:p text:style-name="P7"><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7">Více informací o získávání a instalaci rozšíření najdeme v kapitole 14, Přizpůsobení LibreOffice.</text:p>
      <text:h text:style-name="P63" text:outline-level="1"><text:bookmark-start text:name="__RefHeading__5184_1196992793"/><text:alphabetical-index-mark text:string-value="vytváření" text:key1="makra"/>Vytváření maker bez použití záznamu<text:bookmark-end text:name="__RefHeading__5184_1196992793"/></text:h>
      <text:p text:style-name="P7">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7">Přímá úprava dokumentů je téma, která je mimo rámec této příručky. Následující makro proto slouží pouze k ilustraci postupu, který se při přímé úpravě dokumentu používá.</text:p>
      <text:p text:style-name="P48">Výpis <text:sequence text:ref-name="refListing5" text:name="Listing" text:formula="ooow:Listing + 1" style:num-format="1">6 </text:sequence>: Připojení textu „Ahoj“ k aktuálnímu dokumentu.</text:p>
      <text:p text:style-name="P40"><text:span text:style-name="_5f_LOCodeKeyWord"/></text:p>
      <text:p text:style-name="P40"><text:span text:style-name="_5f_LOCodeKeyWord">Sub</text:span><text:span text:style-name="_5f_LOCodeIdent"> PridejAhoj</text:span></text:p>
      <text:p text:style-name="P40"><text:span text:style-name="_5f_LOCodeIdent"><text:s text:c="2"/></text:span><text:span text:style-name="_5f_LOCodeKeyWord">Dim</text:span><text:span text:style-name="_5f_LOCodeIdent"> oDoc</text:span></text:p>
      <text:p text:style-name="P40"><text:span text:style-name="_5f_LOCodeIdent"><text:s text:c="2"/></text:span><text:span text:style-name="_5f_LOCodeKeyWord">Dim</text:span><text:span text:style-name="_5f_LOCodeIdent"> sTextService$</text:span></text:p>
      <text:p text:style-name="P40"><text:span text:style-name="_5f_LOCodeIdent"><text:s text:c="2"/></text:span><text:span text:style-name="_5f_LOCodeKeyWord">Dim</text:span><text:span text:style-name="_5f_LOCodeIdent"> oCurs</text:span></text:p>
      <text:p text:style-name="P40"><text:span text:style-name="_5f_LOCodeIdent"><text:s text:c="2"/></text:span></text:p>
      <text:p text:style-name="P40"><text:span text:style-name="_5f_LOCodeIdent"><text:s text:c="2"/></text:span><text:span text:style-name="_5f_LOCodeComment">REM ThisComponent reprezentuje aktuální otevřený dokument.</text:span></text:p>
      <text:p text:style-name="P40"><text:span text:style-name="_5f_LOCodeIdent"><text:s text:c="2"/>oDoc </text:span><text:span text:style-name="_5f_LOCodeKeyWord">=</text:span><text:span text:style-name="_5f_LOCodeIdent"> ThisComponent</text:span></text:p>
      <text:p text:style-name="P40"><text:span text:style-name="_5f_LOCodeIdent"/></text:p>
      <text:p text:style-name="P40"><text:span text:style-name="_5f_LOCodeIdent"><text:s text:c="2"/></text:span><text:span text:style-name="_5f_LOCodeComment">REM Ověření, zda jde o textový dokument</text:span></text:p>
      <text:p text:style-name="P40"><text:span text:style-name="_5f_LOCodeIdent"><text:s text:c="2"/>sTextService </text:span><text:span text:style-name="_5f_LOCodeKeyWord">=</text:span><text:span text:style-name="_5f_LOCodeIdent"> </text:span><text:span text:style-name="_5f_LOCodeLiteral">"com.sun.star.text.TextDocument"</text:span></text:p>
      <text:p text:style-name="P40"><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0"><text:span text:style-name="_5f_LOCodeIdent"><text:s text:c="4"/>MsgBox </text:span><text:span text:style-name="_5f_LOCodeLiteral">"This macro only works with a text document"</text:span></text:p>
      <text:p text:style-name="P40"><text:span text:style-name="_5f_LOCodeIdent"><text:s text:c="4"/></text:span><text:span text:style-name="_5f_LOCodeKeyWord">Exit</text:span><text:span text:style-name="_5f_LOCodeIdent"> </text:span><text:span text:style-name="_5f_LOCodeKeyWord">Sub</text:span></text:p>
      <text:p text:style-name="P40"><text:span text:style-name="_5f_LOCodeIdent"><text:s text:c="2"/></text:span><text:span text:style-name="_5f_LOCodeKeyWord">End</text:span><text:span text:style-name="_5f_LOCodeIdent"> </text:span><text:span text:style-name="_5f_LOCodeKeyWord">If</text:span></text:p>
      <text:p text:style-name="P40"><text:span text:style-name="_5f_LOCodeIdent"><text:s text:c="2"/></text:span><text:span text:style-name="_5f_LOCodeComment">REM Získání informací o kurzoru v dokumentu.</text:span></text:p>
      <text:p text:style-name="P40"><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0"><text:span text:style-name="_5f_LOCodeIdent"><text:s text:c="2"/></text:span></text:p>
      <text:p text:style-name="P40"><text:span text:style-name="_5f_LOCodeIdent"><text:s text:c="2"/></text:span><text:span text:style-name="_5f_LOCodeComment">REM Přesunutí kurzoru na konec dokumentu</text:span></text:p>
      <text:p text:style-name="P40"><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0"><text:span text:style-name="_5f_LOCodeIdent"><text:s text:c="2"/></text:span></text:p>
      <text:p text:style-name="P40"><text:span text:style-name="_5f_LOCodeIdent"><text:s text:c="2"/></text:span><text:span text:style-name="_5f_LOCodeComment">REM Vložení textu „Ahoj“ na konec dokumentu</text:span></text:p>
      <text:p text:style-name="P40"><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63" text:outline-level="1"><text:bookmark-start text:name="__RefHeading__5186_1196992793"/>Kde najdeme více informací<text:bookmark-end text:name="__RefHeading__5186_1196992793"/></text:h>
      <text:p text:style-name="P7"><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79" text:outline-level="2"><text:bookmark-start text:name="__RefHeading__5188_1196992793"/>Přiložený materiál<text:bookmark-end text:name="__RefHeading__5188_1196992793"/></text:h>
      <text:p text:style-name="P7">Součástí LibreOffice jsou hodně užitečných maker. V hlavní nabídce zvolíme <text:span text:style-name="LOMenuPath">Nástroje &gt; Makra &gt; Správce maker &gt; LibreOffice Basic</text:span>, čímž otevřeme dialogové okno Makra LibreOffice Basic. V něm zvolíme kontejner Makra LibreOffice a v něm knihovnu Tools. V ní se nachází modul Debug (ladění), který obsahuje několik názorných příkladů. Zaujmout mohou například makra WritedbgInfo (document) a printdbgInfo (sheet).</text:p>
      <text:h text:style-name="P79" text:outline-level="2"><text:bookmark-start text:name="__RefHeading__5190_1196992793"/><text:soft-page-break/>Online zdroje<text:bookmark-end text:name="__RefHeading__5190_1196992793"/></text:h>
      <text:p text:style-name="P5">Na následujících odkazech najdeme další informace o programování maker:</text:p>
      <text:p text:style-name="P6"><text:a xlink:type="simple" xlink:href="https://wiki.documentfoundation.org/Macros" text:style-name="Internet_20_link" text:visited-style-name="Visited_20_Internet_20_Link">https://wiki.documentfoundation.org/Macros</text:a></text:p>
      <text:p text:style-name="P6"><text:a xlink:type="simple" xlink:href="http://ask.libreoffice.org/" text:style-name="Internet_20_link" text:visited-style-name="Visited_20_Internet_20_Link">http://ask.libreoffice.org/cs</text:a> (tránka s otázkami a odpověďmi, kde dobrovolníci odpovídají na otázky související s LibreOffice)</text:p>
      <text:p text:style-name="P7"><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7"><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text:span text:style-name="LOEmphasis">BASIC Programmers’ Guide</text:span> a <text:span text:style-name="LOEmphasis">Developers’ Guide</text:span>; druhý text obsahuje vysvětlení s podrobnostmi)</text:p>
      <text:h text:style-name="P79" text:outline-level="2"><text:bookmark-start text:name="__RefHeading__7688_1972615798"/>Tištěné a elektronické knihy<text:bookmark-end text:name="__RefHeading__7688_1972615798"/></text:h>
      <text:p text:style-name="P7">Momentálně ke stažení neexistují knihy, které by se speciálně věnovali makrům pro LibreOffice.</text:p>
      <text:p text:style-name="P5">Informace v následujících knihách jsou však povětšinou platné i pro LibreOffice. Knihy si lze zakoupit v tištěné i elektronické verzi u jejich vydavatelů:</text:p>
      <text:p text:style-name="P7">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Text_20_body">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řiložený materiál</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1">Kde najdeme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13 Začínáme s makry</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1DT19H19M7S</meta:editing-duration>
    <meta:editing-cycles>152</meta:editing-cycles>
    <meta:generator>LibreOffice/6.1.1.2$MacOSX_X86_64 LibreOffice_project/5d19a1bfa650b796764388cd8b33a5af1f5baa1b</meta:generator>
    <dc:title>Kapitola 13 Začínáme s makry</dc:title>
    <meta:initial-creator>Jean Weber</meta:initial-creator>
    <dc:date>2018-09-18T18:14:22.024508717</dc:date>
    <dc:creator>Jean Weber</dc:creator>
    <meta:document-statistic meta:table-count="6" meta:image-count="14" meta:object-count="0" meta:page-count="22" meta:paragraph-count="509" meta:word-count="6862" meta:character-count="42426" meta:non-whitespace-character-count="35965"/>
    <meta:template xlink:type="simple" xlink:actuate="onRequest" xlink:title="LO_6.0_Chapter_Template" xlink:href="../../../../../../.config/libreoffice/4/user/template/LO_6.0_Chapter_Template.ott" meta:date="2018-05-18T16:58:07.217000000"/>
  </office:meta>
</office:document-meta>
</file>